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0.77cm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Double_20_Dash" svg:stroke-width="0.1cm" svg:stroke-color="#158466" draw:marker-start-width="0.35cm" draw:marker-end-width="0.35cm" draw:fill="solid" draw:fill-color="#729fcf" draw:opacity="0%" draw:textarea-horizontal-align="justify" draw:textarea-vertical-align="middle" draw:auto-grow-height="false" fo:min-height="4.721cm" fo:min-width="12.323cm" fo:padding-top="0.175cm" fo:padding-bottom="0.175cm" fo:padding-left="0.3cm" fo:padding-right="0.3cm" draw:shadow-opacity="0%"/>
    </style:style>
    <style:style style:name="gr5" style:family="graphic" style:parent-style-name="standard">
      <style:graphic-properties draw:stroke="dash" draw:stroke-dash="Double_20_Dash" svg:stroke-width="0.1cm" svg:stroke-color="#ffbf00" draw:marker-start-width="0.35cm" draw:marker-end-width="0.35cm" draw:fill="solid" draw:fill-color="#729fcf" draw:opacity="0%" draw:textarea-horizontal-align="justify" draw:textarea-vertical-align="middle" draw:auto-grow-height="false" fo:min-height="9.492cm" fo:min-width="12.323cm" fo:padding-top="0.175cm" fo:padding-bottom="0.175cm" fo:padding-left="0.3cm" fo:padding-right="0.3cm" draw:shadow-opacity="0%"/>
    </style:style>
    <style:style style:name="gr6" style:family="graphic" style:parent-style-name="standard">
      <style:graphic-properties draw:stroke="dash" draw:stroke-dash="Double_20_Dash" svg:stroke-width="0.1cm" svg:stroke-color="#800080" draw:marker-start-width="0.35cm" draw:marker-end-width="0.35cm" draw:fill="solid" draw:fill-color="#729fcf" draw:opacity="0%" draw:textarea-horizontal-align="justify" draw:textarea-vertical-align="middle" draw:auto-grow-height="false" fo:min-height="4.72cm" fo:min-width="12.297cm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dash" draw:stroke-dash="Double_20_Dash" svg:stroke-width="0.1cm" svg:stroke-color="#2a6099" draw:marker-start-width="0.35cm" draw:marker-end-width="0.35cm" draw:fill="solid" draw:fill-color="#729fcf" draw:opacity="0%" draw:textarea-horizontal-align="justify" draw:textarea-vertical-align="middle" draw:auto-grow-height="false" fo:min-height="4.73cm" fo:min-width="12.323cm" fo:padding-top="0.175cm" fo:padding-bottom="0.175cm" fo:padding-left="0.3cm" fo:padding-right="0.3cm" draw:shadow-opacity="0%"/>
    </style:style>
    <style:style style:name="gr8" style:family="graphic" style:parent-style-name="standard">
      <style:graphic-properties draw:stroke="dash" draw:stroke-dash="Double_20_Dash" svg:stroke-width="0.1cm" svg:stroke-color="#ffbf00" draw:marker-start-width="0.35cm" draw:marker-end-width="0.35cm" draw:fill="solid" draw:fill-color="#729fcf" draw:opacity="0%" draw:textarea-horizontal-align="justify" draw:textarea-vertical-align="middle" draw:auto-grow-height="false" fo:min-height="4.424cm" fo:min-width="12.296cm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101cm" fo:min-width="0cm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1.0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38cm" fo:min-width="1.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28cm" fo:min-width="1.107cm"/>
      <style:paragraph-properties style:writing-mode="lr-tb"/>
    </style:style>
    <style:style style:name="gr23" style:family="graphic" style:parent-style-name="standard">
      <style:graphic-properties draw:stroke="dash" draw:stroke-dash="Double_20_Dash" svg:stroke-width="0.1cm" svg:stroke-color="#ff4000" draw:marker-start-width="0.35cm" draw:marker-end-width="0.35cm" draw:fill="solid" draw:fill-color="#729fcf" draw:opacity="0%" draw:textarea-horizontal-align="justify" draw:textarea-vertical-align="middle" draw:auto-grow-height="false" fo:min-height="4.721cm" fo:min-width="12.323cm" fo:padding-top="0.175cm" fo:padding-bottom="0.175cm" fo:padding-left="0.3cm" fo:padding-right="0.3cm" draw:shadow-opacity="0%"/>
    </style:style>
    <style:style style:name="gr24" style:family="graphic" style:parent-style-name="standard">
      <style:graphic-properties draw:textarea-horizontal-align="justify" draw:textarea-vertical-align="middle" draw:auto-grow-height="false" fo:min-height="0.107cm" fo:min-width="0.212cm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3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26cm"/>
      <style:paragraph-properties style:writing-mode="lr-tb"/>
    </style:style>
    <style:style style:name="gr28" style:family="graphic" style:parent-style-name="objectwithoutfill">
      <style:graphic-properties svg:stroke-width="0.04cm" draw:marker-start-width="0.27cm" draw:marker-end-width="0.27cm" draw:fill="none" draw:textarea-vertical-align="middle" fo:padding-top="0.145cm" fo:padding-bottom="0.145cm" fo:padding-left="0.27cm" fo:padding-right="0.27cm"/>
    </style:style>
    <style:style style:name="gr29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31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32" style:family="graphic" style:parent-style-name="standard">
      <style:graphic-properties draw:stroke="dash" draw:stroke-dash="Double_20_Dash" svg:stroke-width="0.1cm" svg:stroke-color="#bf0041" draw:marker-start-width="0.35cm" draw:marker-end-width="0.35cm" draw:fill="solid" draw:fill-color="#729fcf" draw:opacity="0%" draw:textarea-horizontal-align="justify" draw:textarea-vertical-align="middle" draw:auto-grow-height="false" fo:min-height="4.435cm" fo:min-width="12.323cm" fo:padding-top="0.175cm" fo:padding-bottom="0.175cm" fo:padding-left="0.3cm" fo:padding-right="0.3cm" draw:shadow-opacity="0%"/>
    </style:style>
    <style:style style:name="gr33" style:family="graphic" style:parent-style-name="standard">
      <style:graphic-properties draw:stroke="none" svg:stroke-color="#000000" draw:fill="none" draw:fill-color="#ffffff" fo:min-height="0.321cm"/>
      <style:paragraph-properties style:writing-mode="lr-tb"/>
    </style:style>
    <style:style style:name="gr34" style:family="graphic" style:parent-style-name="standard">
      <style:graphic-properties draw:stroke="dash" draw:stroke-dash="Double_20_Dash" svg:stroke-width="0.1cm" svg:stroke-color="#81d41a" draw:marker-start-width="0.35cm" draw:marker-end-width="0.35cm" draw:fill="solid" draw:fill-color="#729fcf" draw:opacity="0%" draw:textarea-horizontal-align="justify" draw:textarea-vertical-align="middle" draw:auto-grow-height="false" fo:min-height="4.435cm" fo:min-width="12.323cm" fo:padding-top="0.175cm" fo:padding-bottom="0.175cm" fo:padding-left="0.3cm" fo:padding-right="0.3cm" draw:shadow-opacity="0%"/>
    </style:style>
    <style:style style:name="gr35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7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3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2a6099" loext:opacity="100%" fo:font-size="6pt" fo:font-weight="bold" fo:background-color="transparent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fo:font-size="12pt" fo:font-weight="bold"/>
    </style:style>
    <style:style style:name="P8" style:family="paragraph">
      <loext:graphic-properties draw:fill="none" draw:fill-color="#ffffff"/>
      <style:paragraph-properties style:writing-mode="lr-tb"/>
      <style:text-properties fo:color="#158466" loext:opacity="100%" fo:font-size="12pt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ff4000" loext:opacity="100%" fo:font-size="12pt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55308d" loext:opacity="100%" fo:font-size="12pt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ffbf00" loext:opacity="100%" fo:font-size="12pt"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bf0041" loext:opacity="100%" fo:font-size="12pt" fo:font-weight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variant="normal" fo:text-transform="none" fo:color="#81d41a" loext:opacity="100%" style:text-line-through-style="none" style:text-line-through-type="none" fo:font-size="12pt" style:text-underline-style="none" fo:font-weight="bold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T1" style:family="text">
      <style:text-properties fo:color="#2a6099" loext:opacity="100%" fo:font-size="6pt" fo:font-weight="bold" fo:background-color="transparent"/>
    </style:style>
    <style:style style:name="T2" style:family="text">
      <style:text-properties fo:color="#2a6099" loext:opacity="100%" fo:font-size="12pt" fo:font-weight="bold"/>
    </style:style>
    <style:style style:name="T3" style:family="text">
      <style:text-properties fo:color="#158466" loext:opacity="100%" fo:font-size="12pt" fo:font-weight="bold"/>
    </style:style>
    <style:style style:name="T4" style:family="text">
      <style:text-properties fo:color="#ff4000" loext:opacity="100%" fo:font-size="12pt" fo:font-weight="bold"/>
    </style:style>
    <style:style style:name="T5" style:family="text">
      <style:text-properties fo:color="#55308d" loext:opacity="100%" fo:font-size="12pt" fo:font-weight="bold"/>
    </style:style>
    <style:style style:name="T6" style:family="text">
      <style:text-properties fo:color="#ffbf00" loext:opacity="100%" fo:font-size="12pt" fo:font-weight="bold"/>
    </style:style>
    <style:style style:name="T7" style:family="text">
      <style:text-properties fo:color="#bf0041" loext:opacity="100%" fo:font-size="12pt" fo:font-weight="bold"/>
    </style:style>
    <style:style style:name="T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1d41a" loext:opacity="100%" style:text-line-through-style="none" style:text-line-through-type="none" fo:font-size="12pt" style:text-underline-style="none" fo:font-weight="bold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4.492cm" svg:x2="1cm" svg:y2="12.112cm">
          <text:p/>
        </draw:line>
        <draw:line draw:style-name="gr1" draw:text-style-name="P1" draw:layer="layout" svg:x1="0.682cm" svg:y1="3.222cm" svg:x2="0.682cm" svg:y2="13.7cm">
          <text:p/>
        </draw:line>
        <draw:custom-shape draw:style-name="gr2" draw:text-style-name="P2" draw:layer="layout" svg:width="1.27cm" svg:height="1.588cm" svg:x="4.174cm" svg:y="3.222cm">
          <text:p text:style-name="P2">MAX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4.492cm 4.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5.444cm" svg:y1="4.175cm" svg:x2="5.762cm" svg:y2="4.175cm">
          <text:p/>
        </draw:line>
        <draw:line draw:style-name="gr1" draw:text-style-name="P1" draw:layer="layout" svg:x1="3.539cm" svg:y1="3.857cm" svg:x2="4.174cm" svg:y2="3.857cm">
          <text:p/>
        </draw:line>
        <draw:custom-shape draw:style-name="gr4" draw:text-style-name="P4" draw:layer="layout" svg:width="12.923cm" svg:height="5.071cm" svg:x="14cm" svg:y="5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923cm" svg:height="9.842cm" svg:x="14.017cm" svg:y="10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897cm" svg:height="5.07cm" svg:x="1.02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2.923cm" svg:height="5.0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588cm" svg:x="7.984cm" svg:y="3cm">
          <text:p text:style-name="P2">C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8.302cm 3.9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2.896cm" svg:height="4.774cm" svg:x="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222cm" svg:height="1.588cm" svg:x="1.952cm" svg:y="3.539cm">
          <draw:text-box>
            <text:p>Valor máximo da contagem</text:p>
          </draw:text-box>
        </draw:frame>
        <draw:custom-shape draw:style-name="gr10" draw:text-style-name="P2" draw:layer="layout" svg:width="1.27cm" svg:height="1.27cm" svg:x="6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21cm" svg:y1="2.988cm" svg:x2="6.921cm" svg:y2="2.988cm">
          <text:p/>
        </draw:line>
        <draw:line draw:style-name="gr1" draw:text-style-name="P1" draw:layer="layout" svg:x1="6.421cm" svg:y1="2.738cm" svg:x2="6.921cm" svg:y2="2.738cm">
          <text:p/>
        </draw:line>
        <draw:line draw:style-name="gr1" draw:text-style-name="P1" draw:layer="layout" svg:x1="5.75cm" svg:y1="3cm" svg:x2="5.762cm" svg:y2="4.175cm">
          <text:p/>
        </draw:line>
        <draw:line draw:style-name="gr1" draw:text-style-name="P1" draw:layer="layout" svg:x1="5.75cm" svg:y1="3.001cm" svg:x2="6cm" svg:y2="3cm">
          <text:p/>
        </draw:line>
        <draw:line draw:style-name="gr1" draw:text-style-name="P1" draw:layer="layout" svg:x1="9.25cm" svg:y1="3.714cm" svg:x2="13cm" svg:y2="3.714cm">
          <text:p/>
        </draw:line>
        <draw:line draw:style-name="gr1" draw:text-style-name="P1" draw:layer="layout" svg:x1="9.5cm" svg:y1="2cm" svg:x2="9.5cm" svg:y2="4.785cm">
          <text:p/>
        </draw:line>
        <draw:line draw:style-name="gr1" draw:text-style-name="P1" draw:layer="layout" svg:x1="9.5cm" svg:y1="2cm" svg:x2="6.5cm" svg:y2="2cm">
          <text:p/>
        </draw:line>
        <draw:line draw:style-name="gr1" draw:text-style-name="P1" draw:layer="layout" svg:x1="6.5cm" svg:y1="2.25cm" svg:x2="6.5cm" svg:y2="2cm">
          <text:p/>
        </draw:line>
        <draw:line draw:style-name="gr11" draw:text-style-name="P1" draw:layer="layout" svg:x1="7.25cm" svg:y1="2.9cm" svg:x2="7.5cm" svg:y2="2.9cm">
          <text:p/>
        </draw:line>
        <draw:line draw:style-name="gr11" draw:text-style-name="P1" draw:layer="layout" svg:x1="7.5cm" svg:y1="2.5cm" svg:x2="7.5cm" svg:y2="2.9cm">
          <text:p/>
        </draw:line>
        <draw:frame draw:style-name="gr12" draw:text-style-name="P5" draw:layer="layout" svg:width="1.05cm" svg:height="0.645cm" svg:x="4.35cm" svg:y="0.405cm">
          <draw:text-box>
            <text:p>rst</text:p>
          </draw:text-box>
        </draw:frame>
        <draw:frame draw:style-name="gr13" draw:text-style-name="P6" draw:layer="layout" svg:width="0.85cm" svg:height="0.489cm" svg:x="4.45cm" svg:y="3.061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8.25cm" svg:y="4.25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8.25cm" svg:y="2.85cm">
          <draw:text-box>
            <text:p><text:span text:style-name="T1">en</text:span></text:p>
          </draw:text-box>
        </draw:frame>
        <draw:frame draw:style-name="gr12" draw:text-style-name="P5" draw:layer="layout" svg:width="1.05cm" svg:height="0.645cm" svg:x="9.45cm" svg:y="0.428cm">
          <draw:text-box>
            <text:p>set</text:p>
          </draw:text-box>
        </draw:frame>
        <draw:frame draw:style-name="gr12" draw:text-style-name="P5" draw:layer="layout" svg:width="1.6cm" svg:height="0.645cm" svg:x="7.971cm" svg:y="0.426cm">
          <draw:text-box>
            <text:p>count</text:p>
          </draw:text-box>
        </draw:frame>
        <draw:line draw:style-name="gr11" draw:text-style-name="P1" draw:layer="layout" svg:x1="9.857cm" svg:y1="1.5cm" svg:x2="4.785cm" svg:y2="1.5cm">
          <text:p/>
        </draw:line>
        <draw:line draw:style-name="gr11" draw:text-style-name="P1" draw:layer="layout" svg:x1="4.785cm" svg:y1="3.25cm" svg:x2="4.785cm" svg:y2="1cm">
          <text:p/>
        </draw:line>
        <draw:custom-shape draw:style-name="gr14" draw:text-style-name="P3" draw:layer="layout" svg:width="0.35cm" svg:height="0.35cm" svg:x="8.935cm" svg:y="2.21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5" draw:text-style-name="P3" draw:layer="layout" svg:width="0.35cm" svg:height="0.35cm" draw:transform="rotate (1.57690497917688) translate (9.721cm 2.852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8.65cm" svg:y1="3cm" svg:x2="8.642cm" svg:y2="1cm">
          <text:p/>
        </draw:line>
        <draw:line draw:style-name="gr11" draw:text-style-name="P1" draw:layer="layout" svg:x1="7.5cm" svg:y1="2.5cm" svg:x2="8.928cm" svg:y2="2.5cm">
          <text:p/>
        </draw:line>
        <draw:line draw:style-name="gr11" draw:text-style-name="P1" draw:layer="layout" svg:x1="10cm" svg:y1="2.55cm" svg:x2="10cm" svg:y2="1cm">
          <text:p/>
        </draw:line>
        <draw:line draw:style-name="gr11" draw:text-style-name="P1" draw:layer="layout" svg:x1="9.857cm" svg:y1="1.5cm" svg:x2="9.857cm" svg:y2="2.571cm">
          <text:p/>
        </draw:line>
        <draw:line draw:style-name="gr11" draw:text-style-name="P1" draw:layer="layout" svg:x1="13cm" svg:y1="2.357cm" svg:x2="9.285cm" svg:y2="2.357cm">
          <text:p/>
        </draw:line>
        <draw:line draw:style-name="gr11" draw:text-style-name="P1" draw:layer="layout" svg:x1="9.785cm" svg:y1="2.357cm" svg:x2="9.785cm" svg:y2="2.571cm">
          <text:p/>
        </draw:line>
        <draw:line draw:style-name="gr11" draw:text-style-name="P1" draw:layer="layout" svg:x1="8.928cm" svg:y1="2.285cm" svg:x2="8.642cm" svg:y2="2.285cm">
          <text:p/>
        </draw:line>
        <draw:line draw:style-name="gr11" draw:text-style-name="P1" draw:layer="layout" svg:x1="9.928cm" svg:y1="5cm" svg:x2="9.928cm" svg:y2="2.857cm">
          <text:p/>
        </draw:line>
        <draw:line draw:style-name="gr11" draw:text-style-name="P1" draw:layer="layout" svg:x1="9.928cm" svg:y1="5.001cm" svg:x2="8.642cm" svg:y2="5cm">
          <text:p/>
        </draw:line>
        <draw:line draw:style-name="gr11" draw:text-style-name="P1" draw:layer="layout" svg:x1="8.642cm" svg:y1="4.571cm" svg:x2="8.642cm" svg:y2="5.001cm">
          <text:p/>
        </draw:line>
        <draw:custom-shape draw:style-name="gr10" draw:text-style-name="P2" draw:layer="layout" svg:width="1.27cm" svg:height="1.27cm" svg:x="6.158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793cm" svg:y1="4.46cm" svg:x2="6.793cm" svg:y2="5.095cm">
          <text:p/>
        </draw:line>
        <draw:line draw:style-name="gr1" draw:text-style-name="P1" draw:layer="layout" svg:x1="6.476cm" svg:y1="4.777cm" svg:x2="7.111cm" svg:y2="4.777cm">
          <text:p/>
        </draw:line>
        <draw:line draw:style-name="gr1" draw:text-style-name="P1" draw:layer="layout" svg:x1="8cm" svg:y1="3.714cm" svg:x2="6.785cm" svg:y2="3.714cm">
          <text:p/>
        </draw:line>
        <draw:line draw:style-name="gr1" draw:text-style-name="P1" draw:layer="layout" svg:x1="6.785cm" svg:y1="3.714cm" svg:x2="6.785cm" svg:y2="4.142cm">
          <text:p/>
        </draw:line>
        <draw:line draw:style-name="gr1" draw:text-style-name="P1" draw:layer="layout" svg:x1="9.5cm" svg:y1="4.785cm" svg:x2="7.427cm" svg:y2="4.785cm">
          <text:p/>
        </draw:line>
        <draw:line draw:style-name="gr1" draw:text-style-name="P1" draw:layer="layout" svg:x1="6.785cm" svg:y1="5.429cm" svg:x2="6.785cm" svg:y2="5.642cm">
          <text:p/>
        </draw:line>
        <draw:frame draw:style-name="gr12" draw:text-style-name="P5" draw:layer="layout" svg:width="0.429cm" svg:height="0.645cm" svg:x="6.5cm" svg:y="5.5cm">
          <draw:text-box>
            <text:p>1</text:p>
          </draw:text-box>
        </draw:frame>
        <draw:frame draw:style-name="gr17" draw:text-style-name="P7" draw:layer="layout" svg:width="2.928cm" svg:height="1.325cm" svg:x="1.5cm" svg:y="1.532cm">
          <draw:text-box>
            <text:p><text:span text:style-name="T2">up_counter</text:span></text:p>
          </draw:text-box>
        </draw:frame>
        <draw:custom-shape draw:style-name="gr2" draw:text-style-name="P2" draw:layer="layout" svg:width="1.27cm" svg:height="1.588cm" svg:x="24.255cm" svg:y="6.5cm">
          <text:p text:style-name="P2">BL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4.573cm 7.4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588cm" svg:x="18.755cm" svg:y="8.46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9.073cm 9.4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05cm" svg:height="0.645cm" svg:x="17.697cm" svg:y="5.143cm">
          <draw:text-box>
            <text:p>rst</text:p>
          </draw:text-box>
        </draw:frame>
        <draw:frame draw:style-name="gr13" draw:text-style-name="P6" draw:layer="layout" svg:width="0.85cm" svg:height="0.489cm" svg:x="24.507cm" svg:y="6.357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19.021cm" svg:y="9.713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19.021cm" svg:y="8.313cm">
          <draw:text-box>
            <text:p><text:span text:style-name="T1">en</text:span></text:p>
          </draw:text-box>
        </draw:frame>
        <draw:frame draw:style-name="gr12" draw:text-style-name="P5" draw:layer="layout" svg:width="1.978cm" svg:height="0.645cm" svg:x="14cm" svg:y="8.497cm">
          <draw:text-box>
            <text:p>clk_ticks</text:p>
          </draw:text-box>
        </draw:frame>
        <draw:frame draw:style-name="gr18" draw:text-style-name="P5" draw:layer="layout" svg:width="2.214cm" svg:height="1.039cm" svg:x="19.5cm" svg:y="5.175cm">
          <draw:text-box>
            <text:p>data_bit</text:p>
          </draw:text-box>
        </draw:frame>
        <draw:line draw:style-name="gr11" draw:text-style-name="P1" draw:layer="layout" svg:x1="18.178cm" svg:y1="10.25cm" svg:x2="18.178cm" svg:y2="5.75cm">
          <text:p/>
        </draw:line>
        <draw:line draw:style-name="gr11" draw:text-style-name="P1" draw:layer="layout" svg:x1="18.678cm" svg:y1="8.071cm" svg:x2="18.678cm" svg:y2="7.964cm">
          <text:p/>
        </draw:line>
        <draw:custom-shape draw:style-name="gr15" draw:text-style-name="P3" draw:layer="layout" svg:width="0.35cm" svg:height="0.35cm" draw:transform="rotate (1.57690497917688) translate (18.859cm 7.386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18.535cm" svg:y1="7.535cm" svg:x2="18.535cm" svg:y2="5.928cm">
          <text:p/>
        </draw:line>
        <draw:line draw:style-name="gr11" draw:text-style-name="P1" draw:layer="layout" svg:x1="20.464cm" svg:y1="10.25cm" svg:x2="20.464cm" svg:y2="5.75cm">
          <text:p/>
        </draw:line>
        <draw:line draw:style-name="gr11" draw:text-style-name="P1" draw:layer="layout" svg:x1="22.607cm" svg:y1="6.178cm" svg:x2="22.607cm" svg:y2="8.75cm">
          <text:p/>
        </draw:line>
        <draw:line draw:style-name="gr11" draw:text-style-name="P1" draw:layer="layout" svg:x1="19.392cm" svg:y1="10.035cm" svg:x2="19.392cm" svg:y2="10.25cm">
          <text:p/>
        </draw:line>
        <draw:line draw:style-name="gr1" draw:text-style-name="P1" draw:layer="layout" svg:x1="20.214cm" svg:y1="6.75cm" svg:x2="20.678cm" svg:y2="6.75cm">
          <text:p/>
        </draw:line>
        <draw:line draw:style-name="gr1" draw:text-style-name="P1" draw:layer="layout" svg:x1="20.25cm" svg:y1="9.251cm" svg:x2="20.25cm" svg:y2="10.5cm">
          <text:p/>
        </draw:line>
        <draw:frame draw:style-name="gr19" draw:text-style-name="P8" draw:layer="layout" svg:width="2.302cm" svg:height="0.725cm" svg:x="14.84cm" svg:y="6.142cm">
          <draw:text-box>
            <text:p><text:span text:style-name="T3">u</text:span><text:span text:style-name="T3">a</text:span><text:span text:style-name="T3">r</text:span><text:span text:style-name="T3">t</text:span><text:span text:style-name="T3">_</text:span><text:span text:style-name="T3">r</text:span><text:span text:style-name="T3">x</text:span></text:p>
          </draw:text-box>
        </draw:frame>
        <draw:custom-shape draw:style-name="gr20" draw:text-style-name="P2" draw:layer="layout" svg:width="1.77cm" svg:height="1.588cm" svg:x="20.658cm" svg:y="6.518cm">
          <text:p text:style-name="P2">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0.976cm 7.47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20.714cm" svg:y="6.357cm">
          <draw:text-box>
            <text:p><text:span text:style-name="T1">count</text:span></text:p>
          </draw:text-box>
        </draw:frame>
        <draw:frame draw:style-name="gr13" draw:text-style-name="P6" draw:layer="layout" svg:width="0.9cm" svg:height="0.489cm" svg:x="24.538cm" svg:y="7.694cm">
          <draw:text-box>
            <text:p><text:span text:style-name="T1">rst</text:span></text:p>
          </draw:text-box>
        </draw:frame>
        <draw:frame draw:style-name="gr21" draw:text-style-name="P6" draw:layer="layout" svg:width="0.786cm" svg:height="0.727cm" svg:x="21.178cm" svg:y="7.75cm">
          <draw:text-box>
            <text:p><text:span text:style-name="T1">rst</text:span></text:p>
          </draw:text-box>
        </draw:frame>
        <draw:frame draw:style-name="gr21" draw:text-style-name="P6" draw:layer="layout" svg:width="0.928cm" svg:height="0.727cm" svg:x="21.571cm" svg:y="6.357cm">
          <draw:text-box>
            <text:p><text:span text:style-name="T1">set</text:span></text:p>
          </draw:text-box>
        </draw:frame>
        <draw:custom-shape draw:style-name="gr20" draw:text-style-name="P2" draw:layer="layout" svg:width="1.77cm" svg:height="1.588cm" svg:x="15.862cm" svg:y="8.447cm">
          <text:p text:style-name="P2">C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6.18cm 9.4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0.928cm" svg:height="0.727cm" svg:x="16.357cm" svg:y="8.357cm">
          <draw:text-box>
            <text:p><text:span text:style-name="T1">set</text:span></text:p>
          </draw:text-box>
        </draw:frame>
        <draw:frame draw:style-name="gr21" draw:text-style-name="P6" draw:layer="layout" svg:width="0.786cm" svg:height="0.727cm" svg:x="16.357cm" svg:y="9.63cm">
          <draw:text-box>
            <text:p><text:span text:style-name="T1">rst</text:span></text:p>
          </draw:text-box>
        </draw:frame>
        <draw:line draw:style-name="gr1" draw:text-style-name="P1" draw:layer="layout" svg:x1="15.642cm" svg:y1="8.785cm" svg:x2="15.857cm" svg:y2="8.785cm">
          <text:p/>
        </draw:line>
        <draw:custom-shape draw:style-name="gr14" draw:text-style-name="P3" draw:layer="layout" svg:width="0.35cm" svg:height="0.35cm" draw:transform="rotate (-1.58249003278326) translate (19.431cm 6.46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35cm" svg:height="0.35cm" draw:transform="rotate (-1.58249003278326) translate (18.854cm 7.61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071cm" svg:height="0.071cm" svg:x="18.5cm" svg:y="7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8.857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8.892cm" svg:y1="7cm" svg:x2="18.892cm" svg:y2="6.071cm">
          <text:p/>
        </draw:line>
        <draw:line draw:style-name="gr11" draw:text-style-name="P1" draw:layer="layout" svg:x1="19.035cm" svg:y1="7.499cm" svg:x2="19.035cm" svg:y2="7.391cm">
          <text:p/>
        </draw:line>
        <draw:line draw:style-name="gr11" draw:text-style-name="P1" draw:layer="layout" svg:x1="19.035cm" svg:y1="7.499cm" svg:x2="18.785cm" svg:y2="7.499cm">
          <text:p/>
        </draw:line>
        <draw:line draw:style-name="gr11" draw:text-style-name="P1" draw:layer="layout" svg:x1="18.785cm" svg:y1="7.606cm" svg:x2="18.785cm" svg:y2="7.499cm">
          <text:p/>
        </draw:line>
        <draw:line draw:style-name="gr11" draw:text-style-name="P1" draw:layer="layout" svg:x1="19.142cm" svg:y1="7.07cm" svg:x2="19.142cm" svg:y2="6.963cm">
          <text:p/>
        </draw:line>
        <draw:line draw:style-name="gr11" draw:text-style-name="P1" draw:layer="layout" svg:x1="19.25cm" svg:y1="6.963cm" svg:x2="19.142cm" svg:y2="6.964cm">
          <text:p/>
        </draw:line>
        <draw:line draw:style-name="gr11" draw:text-style-name="P1" draw:layer="layout" svg:x1="19.25cm" svg:y1="6.962cm" svg:x2="19.25cm" svg:y2="6.82cm">
          <text:p/>
        </draw:line>
        <draw:line draw:style-name="gr11" draw:text-style-name="P1" draw:layer="layout" svg:x1="19.75cm" svg:y1="8.071cm" svg:x2="16.75cm" svg:y2="8.071cm">
          <text:p/>
        </draw:line>
        <draw:line draw:style-name="gr11" draw:text-style-name="P1" draw:layer="layout" svg:x1="16.75cm" svg:y1="8.464cm" svg:x2="16.75cm" svg:y2="8.071cm">
          <text:p/>
        </draw:line>
        <draw:line draw:style-name="gr11" draw:text-style-name="P1" draw:layer="layout" svg:x1="19.392cm" svg:y1="10.25cm" svg:x2="16.75cm" svg:y2="10.25cm">
          <text:p/>
        </draw:line>
        <draw:line draw:style-name="gr11" draw:text-style-name="P1" draw:layer="layout" svg:x1="16.75cm" svg:y1="10.035cm" svg:x2="16.75cm" svg:y2="10.25cm">
          <text:p/>
        </draw:line>
        <draw:line draw:style-name="gr11" draw:text-style-name="P1" draw:layer="layout" svg:x1="17.892cm" svg:y1="8.75cm" svg:x2="17.607cm" svg:y2="8.75cm">
          <text:p/>
        </draw:line>
        <draw:line draw:style-name="gr11" draw:text-style-name="P1" draw:layer="layout" svg:x1="17.893cm" svg:y1="8.75cm" svg:x2="17.892cm" svg:y2="6.321cm">
          <text:p/>
        </draw:line>
        <draw:line draw:style-name="gr11" draw:text-style-name="P1" draw:layer="layout" svg:x1="22.821cm" svg:y1="6.321cm" svg:x2="17.892cm" svg:y2="6.321cm">
          <text:p/>
        </draw:line>
        <draw:line draw:style-name="gr11" draw:text-style-name="P1" draw:layer="layout" svg:x1="19.142cm" svg:y1="6.321cm" svg:x2="19.142cm" svg:y2="6.464cm">
          <text:p/>
        </draw:line>
        <draw:line draw:style-name="gr11" draw:text-style-name="P1" draw:layer="layout" svg:x1="19.392cm" svg:y1="8.357cm" svg:x2="17.892cm" svg:y2="8.357cm">
          <text:p/>
        </draw:line>
        <draw:line draw:style-name="gr11" draw:text-style-name="P1" draw:layer="layout" svg:x1="19.392cm" svg:y1="8.357cm" svg:x2="19.392cm" svg:y2="8.464cm">
          <text:p/>
        </draw:line>
        <draw:custom-shape draw:style-name="gr14" draw:text-style-name="P3" draw:layer="layout" svg:width="0.429cm" svg:height="0.214cm" svg:x="19.571cm" svg:y="10.355cm">
          <text:p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5" draw:layer="layout" svg:width="0.286cm" svg:height="0.645cm" svg:x="19.642cm" svg:y="10.105cm">
          <draw:text-box>
            <text:p>»</text:p>
          </draw:text-box>
        </draw:frame>
        <draw:line draw:style-name="gr1" draw:text-style-name="P1" draw:layer="layout" svg:x1="22.25cm" svg:y1="9.25cm" svg:x2="20cm" svg:y2="9.25cm">
          <text:p/>
        </draw:line>
        <draw:line draw:style-name="gr1" draw:text-style-name="P1" draw:layer="layout" svg:x1="19.928cm" svg:y1="10.5cm" svg:x2="20.25cm" svg:y2="10.501cm">
          <text:p/>
        </draw:line>
        <draw:line draw:style-name="gr11" draw:text-style-name="P1" draw:layer="layout" svg:x1="20.464cm" svg:y1="10.25cm" svg:x2="19.785cm" svg:y2="10.25cm">
          <text:p/>
        </draw:line>
        <draw:line draw:style-name="gr11" draw:text-style-name="P1" draw:layer="layout" svg:x1="19.785cm" svg:y1="10.249cm" svg:x2="19.785cm" svg:y2="10.357cm">
          <text:p/>
        </draw:line>
        <draw:line draw:style-name="gr1" draw:text-style-name="P1" draw:layer="layout" svg:x1="18.5cm" svg:y1="9cm" svg:x2="18.5cm" svg:y2="10.5cm">
          <text:p/>
        </draw:line>
        <draw:line draw:style-name="gr1" draw:text-style-name="P1" draw:layer="layout" svg:x1="18.75cm" svg:y1="9cm" svg:x2="18.5cm" svg:y2="8.998cm">
          <text:p/>
        </draw:line>
        <draw:line draw:style-name="gr1" draw:text-style-name="P1" draw:layer="layout" svg:x1="19.607cm" svg:y1="10.5cm" svg:x2="18.5cm" svg:y2="10.5cm">
          <text:p/>
        </draw:line>
        <draw:line draw:style-name="gr11" draw:text-style-name="P1" draw:layer="layout" svg:x1="24.857cm" svg:y1="5.928cm" svg:x2="18.535cm" svg:y2="5.928cm">
          <text:p/>
        </draw:line>
        <draw:line draw:style-name="gr11" draw:text-style-name="P1" draw:layer="layout" svg:x1="21.25cm" svg:y1="6.321cm" svg:x2="21.25cm" svg:y2="6.535cm">
          <text:p/>
        </draw:line>
        <draw:frame draw:style-name="gr18" draw:text-style-name="P5" draw:layer="layout" svg:width="1.143cm" svg:height="1.039cm" svg:x="19.571cm" svg:y="6.428cm">
          <draw:text-box>
            <text:p>10</text:p>
          </draw:text-box>
        </draw:frame>
        <draw:line draw:style-name="gr11" draw:text-style-name="P1" draw:layer="layout" svg:x1="21.571cm" svg:y1="8.214cm" svg:x2="18.178cm" svg:y2="8.214cm">
          <text:p/>
        </draw:line>
        <draw:line draw:style-name="gr11" draw:text-style-name="P1" draw:layer="layout" svg:x1="21.571cm" svg:y1="8.107cm" svg:x2="21.571cm" svg:y2="8.392cm">
          <text:p/>
        </draw:line>
        <draw:line draw:style-name="gr11" draw:text-style-name="P1" draw:layer="layout" svg:x1="19.75cm" svg:y1="8.071cm" svg:x2="19.75cm" svg:y2="6.428cm">
          <text:p/>
        </draw:line>
        <draw:line draw:style-name="gr11" draw:text-style-name="P1" draw:layer="layout" svg:x1="22cm" svg:y1="6.428cm" svg:x2="19.75cm" svg:y2="6.429cm">
          <text:p/>
        </draw:line>
        <draw:line draw:style-name="gr11" draw:text-style-name="P1" draw:layer="layout" svg:x1="22cm" svg:y1="6.428cm" svg:x2="22cm" svg:y2="6.5cm">
          <text:p/>
        </draw:line>
        <draw:line draw:style-name="gr11" draw:text-style-name="P1" draw:layer="layout" svg:x1="22.607cm" svg:y1="6.178cm" svg:x2="19.357cm" svg:y2="6.178cm">
          <text:p/>
        </draw:line>
        <draw:line draw:style-name="gr11" draw:text-style-name="P1" draw:layer="layout" svg:x1="25.75cm" svg:y1="6.071cm" svg:x2="18.892cm" svg:y2="6.071cm">
          <text:p/>
        </draw:line>
        <draw:line draw:style-name="gr11" draw:text-style-name="P1" draw:layer="layout" svg:x1="19.357cm" svg:y1="6.464cm" svg:x2="19.358cm" svg:y2="6.178cm">
          <text:p/>
        </draw:line>
        <draw:line draw:style-name="gr11" draw:text-style-name="P1" draw:layer="layout" svg:x1="22.428cm" svg:y1="7.25cm" svg:x2="22.607cm" svg:y2="7.25cm">
          <text:p/>
        </draw:line>
        <draw:custom-shape draw:style-name="gr14" draw:text-style-name="P3" draw:layer="layout" svg:width="0.35cm" svg:height="0.35cm" draw:transform="rotate (-0.00226892802759273) translate (23.221cm 7.2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25.75cm" svg:y1="6.071cm" svg:x2="25.75cm" svg:y2="8.5cm">
          <text:p/>
        </draw:line>
        <draw:line draw:style-name="gr11" draw:text-style-name="P1" draw:layer="layout" svg:x1="25.5cm" svg:y1="7cm" svg:x2="25.75cm" svg:y2="7.001cm">
          <text:p/>
        </draw:line>
        <draw:line draw:style-name="gr11" draw:text-style-name="P1" draw:layer="layout" svg:x1="24.142cm" svg:y1="8.25cm" svg:x2="24.892cm" svg:y2="8.25cm">
          <text:p/>
        </draw:line>
        <draw:line draw:style-name="gr11" draw:text-style-name="P1" draw:layer="layout" svg:x1="24.892cm" svg:y1="8.071cm" svg:x2="24.892cm" svg:y2="8.251cm">
          <text:p/>
        </draw:line>
        <draw:custom-shape draw:style-name="gr15" draw:text-style-name="P3" draw:layer="layout" svg:width="0.35cm" svg:height="0.35cm" draw:transform="rotate (-0.00366519142918811) translate (23.787cm 8.077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21.571cm" svg:y1="8.392cm" svg:x2="23.821cm" svg:y2="8.392cm">
          <text:p/>
        </draw:line>
        <draw:line draw:style-name="gr11" draw:text-style-name="P1" draw:layer="layout" svg:x1="22.607cm" svg:y1="7.571cm" svg:x2="23.214cm" svg:y2="7.571cm">
          <text:p/>
        </draw:line>
        <draw:line draw:style-name="gr11" draw:text-style-name="P1" draw:layer="layout" svg:x1="22.821cm" svg:y1="6.321cm" svg:x2="22.821cm" svg:y2="8.607cm">
          <text:p/>
        </draw:line>
        <draw:line draw:style-name="gr11" draw:text-style-name="P1" draw:layer="layout" svg:x1="23cm" svg:y1="5.928cm" svg:x2="23cm" svg:y2="7.285cm">
          <text:p/>
        </draw:line>
        <draw:line draw:style-name="gr11" draw:text-style-name="P1" draw:layer="layout" svg:x1="23.214cm" svg:y1="7.285cm" svg:x2="23cm" svg:y2="7.286cm">
          <text:p/>
        </draw:line>
        <draw:line draw:style-name="gr11" draw:text-style-name="P1" draw:layer="layout" svg:x1="23.214cm" svg:y1="7.428cm" svg:x2="22.821cm" svg:y2="7.429cm">
          <text:p/>
        </draw:line>
        <draw:line draw:style-name="gr11" draw:text-style-name="P1" draw:layer="layout" svg:x1="23.678cm" svg:y1="7.428cm" svg:x2="23.571cm" svg:y2="7.429cm">
          <text:p/>
        </draw:line>
        <draw:line draw:style-name="gr11" draw:text-style-name="P1" draw:layer="layout" svg:x1="23.821cm" svg:y1="8.107cm" svg:x2="23.678cm" svg:y2="8.107cm">
          <text:p/>
        </draw:line>
        <draw:line draw:style-name="gr11" draw:text-style-name="P1" draw:layer="layout" svg:x1="23.679cm" svg:y1="7.429cm" svg:x2="23.678cm" svg:y2="8.107cm">
          <text:p/>
        </draw:line>
        <draw:custom-shape draw:style-name="gr14" draw:text-style-name="P3" draw:layer="layout" svg:width="0.071cm" svg:height="0.071cm" svg:x="24.821cm" svg:y="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4.857cm" svg:y1="5.928cm" svg:x2="24.857cm" svg:y2="6.428cm">
          <text:p/>
        </draw:line>
        <draw:line draw:style-name="gr11" draw:text-style-name="P1" draw:layer="layout" svg:x1="24cm" svg:y1="6.749cm" svg:x2="24.25cm" svg:y2="6.75cm">
          <text:p/>
        </draw:line>
        <draw:frame draw:style-name="gr12" draw:text-style-name="P5" draw:layer="layout" svg:width="0.215cm" svg:height="0.645cm" svg:x="23.785cm" svg:y="6.428cm">
          <draw:text-box>
            <text:p>1</text:p>
          </draw:text-box>
        </draw:frame>
        <draw:line draw:style-name="gr1" draw:text-style-name="P1" draw:layer="layout" svg:x1="21.678cm" svg:y1="9.25cm" svg:x2="21.678cm" svg:y2="10.464cm">
          <text:p/>
        </draw:line>
        <draw:line draw:style-name="gr1" draw:text-style-name="P1" draw:layer="layout" svg:x1="26.035cm" svg:y1="10.464cm" svg:x2="21.678cm" svg:y2="10.465cm">
          <text:p/>
        </draw:line>
        <draw:custom-shape draw:style-name="gr22" draw:text-style-name="P2" draw:layer="layout" svg:width="1.607cm" svg:height="0.678cm" svg:x="22.25cm" svg:y="8.857cm">
          <text:p text:style-name="P2">Validity chec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3.857cm" svg:y1="9.25cm" svg:x2="24.607cm" svg:y2="9.25cm">
          <text:p/>
        </draw:line>
        <draw:custom-shape draw:style-name="gr14" draw:text-style-name="P3" draw:layer="layout" svg:width="0.35cm" svg:height="0.35cm" draw:transform="rotate (-0.00226892802759273) translate (24.614cm 8.93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22.607cm" svg:y1="8.75cm" svg:x2="24cm" svg:y2="8.75cm">
          <text:p/>
        </draw:line>
        <draw:line draw:style-name="gr11" draw:text-style-name="P1" draw:layer="layout" svg:x1="22.821cm" svg:y1="8.607cm" svg:x2="24.25cm" svg:y2="8.607cm">
          <text:p/>
        </draw:line>
        <draw:line draw:style-name="gr11" draw:text-style-name="P1" draw:layer="layout" svg:x1="24cm" svg:y1="9.142cm" svg:x2="24.001cm" svg:y2="8.75cm">
          <text:p/>
        </draw:line>
        <draw:line draw:style-name="gr11" draw:text-style-name="P1" draw:layer="layout" svg:x1="24.25cm" svg:y1="9.071cm" svg:x2="24.251cm" svg:y2="8.607cm">
          <text:p/>
        </draw:line>
        <draw:line draw:style-name="gr11" draw:text-style-name="P1" draw:layer="layout" svg:x1="24cm" svg:y1="9.142cm" svg:x2="24.606cm" svg:y2="9.142cm">
          <text:p/>
        </draw:line>
        <draw:line draw:style-name="gr11" draw:text-style-name="P1" draw:layer="layout" svg:x1="24.25cm" svg:y1="9.071cm" svg:x2="24.606cm" svg:y2="9.071cm">
          <text:p/>
        </draw:line>
        <draw:line draw:style-name="gr11" draw:text-style-name="P1" draw:layer="layout" svg:x1="24.964cm" svg:y1="9.107cm" svg:x2="26cm" svg:y2="9.107cm">
          <text:p/>
        </draw:line>
        <draw:line draw:style-name="gr11" draw:text-style-name="P1" draw:layer="layout" svg:x1="24.5cm" svg:y1="8.5cm" svg:x2="25.75cm" svg:y2="8.5cm">
          <text:p/>
        </draw:line>
        <draw:line draw:style-name="gr11" draw:text-style-name="P1" draw:layer="layout" svg:x1="24.5cm" svg:y1="8.5cm" svg:x2="24.5cm" svg:y2="8.964cm">
          <text:p/>
        </draw:line>
        <draw:line draw:style-name="gr11" draw:text-style-name="P1" draw:layer="layout" svg:x1="24.607cm" svg:y1="8.964cm" svg:x2="24.5cm" svg:y2="8.964cm">
          <text:p/>
        </draw:line>
        <draw:custom-shape draw:style-name="gr14" draw:text-style-name="P3" draw:layer="layout" svg:width="0.071cm" svg:height="0.071cm" svg:x="20.429cm" svg:y="5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8.143cm" svg:y="10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8.142cm" svg:y="8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1.535cm" svg:y="8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0.214cm" svg:y="9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1.642cm" svg:y="9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2.571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2.571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2.786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5.714cm" svg:y="6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1.214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9.107cm" svg:y="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7.857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9.464cm" svg:y="3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8.607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9.75cm" svg:y="2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4.75cm" svg:y="1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2.923cm" svg:height="5.071cm" svg:x="14.017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588cm" svg:x="24.272cm" svg:y="11.464cm">
          <text:p text:style-name="P2">BL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4.59cm 12.4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588cm" svg:x="18.147cm" svg:y="11.3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8.465cm 12.3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05cm" svg:height="0.645cm" svg:x="17.75cm" svg:y="15.712cm">
          <draw:text-box>
            <text:p>rst</text:p>
          </draw:text-box>
        </draw:frame>
        <draw:frame draw:style-name="gr13" draw:text-style-name="P6" draw:layer="layout" svg:width="0.85cm" svg:height="0.489cm" svg:x="24.524cm" svg:y="11.321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18.413cm" svg:y="12.605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18.413cm" svg:y="11.205cm">
          <draw:text-box>
            <text:p><text:span text:style-name="T1">en</text:span></text:p>
          </draw:text-box>
        </draw:frame>
        <draw:frame draw:style-name="gr12" draw:text-style-name="P5" draw:layer="layout" svg:width="1.978cm" svg:height="0.645cm" svg:x="14.017cm" svg:y="13.461cm">
          <draw:text-box>
            <text:p>clk_ticks</text:p>
          </draw:text-box>
        </draw:frame>
        <draw:line draw:style-name="gr11" draw:text-style-name="P1" draw:layer="layout" svg:x1="18.178cm" svg:y1="15.821cm" svg:x2="18.178cm" svg:y2="13.178cm">
          <text:p/>
        </draw:line>
        <draw:line draw:style-name="gr11" draw:text-style-name="P1" draw:layer="layout" svg:x1="19.428cm" svg:y1="13.035cm" svg:x2="19.428cm" svg:y2="13.535cm">
          <text:p/>
        </draw:line>
        <draw:custom-shape draw:style-name="gr15" draw:text-style-name="P3" draw:layer="layout" svg:width="0.35cm" svg:height="0.35cm" draw:transform="rotate (-1.56451314148772) translate (19.248cm 14.076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19.571cm" svg:y1="13.892cm" svg:x2="19.571cm" svg:y2="15.857cm">
          <text:p/>
        </draw:line>
        <draw:line draw:style-name="gr11" draw:text-style-name="P1" draw:layer="layout" svg:x1="22.58cm" svg:y1="12.206cm" svg:x2="22.58cm" svg:y2="15.274cm">
          <text:p/>
        </draw:line>
        <draw:line draw:style-name="gr11" draw:text-style-name="P1" draw:layer="layout" svg:x1="18.784cm" svg:y1="12.927cm" svg:x2="18.785cm" svg:y2="13.178cm">
          <text:p/>
        </draw:line>
        <draw:line draw:style-name="gr1" draw:text-style-name="P1" draw:layer="layout" svg:x1="20.231cm" svg:y1="11.714cm" svg:x2="20.695cm" svg:y2="11.714cm">
          <text:p/>
        </draw:line>
        <draw:frame draw:style-name="gr19" draw:text-style-name="P9" draw:layer="layout" svg:width="2.302cm" svg:height="0.725cm" svg:x="14.857cm" svg:y="11.106cm">
          <draw:text-box>
            <text:p><text:span text:style-name="T4">uart</text:span><text:span text:style-name="T4">_tx</text:span></text:p>
          </draw:text-box>
        </draw:frame>
        <draw:custom-shape draw:style-name="gr20" draw:text-style-name="P2" draw:layer="layout" svg:width="1.77cm" svg:height="1.588cm" svg:x="4.463cm" svg:y="7.907cm">
          <text:p text:style-name="P2">DIV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4.781cm 8.86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4.512cm" svg:y="7.76cm">
          <draw:text-box>
            <text:p><text:span text:style-name="T1">co</text:span><text:span text:style-name="T1">un</text:span><text:span text:style-name="T1">t</text:span></text:p>
          </draw:text-box>
        </draw:frame>
        <draw:frame draw:style-name="gr13" draw:text-style-name="P6" draw:layer="layout" svg:width="0.9cm" svg:height="0.489cm" svg:x="24.555cm" svg:y="12.658cm">
          <draw:text-box>
            <text:p><text:span text:style-name="T1">rst</text:span></text:p>
          </draw:text-box>
        </draw:frame>
        <draw:frame draw:style-name="gr21" draw:text-style-name="P6" draw:layer="layout" svg:width="0.786cm" svg:height="0.727cm" svg:x="4.983cm" svg:y="9.139cm">
          <draw:text-box>
            <text:p><text:span text:style-name="T1">rst</text:span></text:p>
          </draw:text-box>
        </draw:frame>
        <draw:frame draw:style-name="gr21" draw:text-style-name="P6" draw:layer="layout" svg:width="0.928cm" svg:height="0.727cm" svg:x="5.376cm" svg:y="7.746cm">
          <draw:text-box>
            <text:p><text:span text:style-name="T1">se</text:span><text:span text:style-name="T1">t</text:span></text:p>
          </draw:text-box>
        </draw:frame>
        <draw:custom-shape draw:style-name="gr20" draw:text-style-name="P2" draw:layer="layout" svg:width="1.77cm" svg:height="1.588cm" svg:x="15.879cm" svg:y="13.411cm">
          <text:p text:style-name="P2">C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6.197cm 14.3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0.928cm" svg:height="0.727cm" svg:x="16.374cm" svg:y="13.321cm">
          <draw:text-box>
            <text:p><text:span text:style-name="T1">set</text:span></text:p>
          </draw:text-box>
        </draw:frame>
        <draw:frame draw:style-name="gr21" draw:text-style-name="P6" draw:layer="layout" svg:width="0.786cm" svg:height="0.727cm" svg:x="16.374cm" svg:y="14.594cm">
          <draw:text-box>
            <text:p><text:span text:style-name="T1">rst</text:span></text:p>
          </draw:text-box>
        </draw:frame>
        <draw:line draw:style-name="gr1" draw:text-style-name="P1" draw:layer="layout" svg:x1="15.659cm" svg:y1="13.749cm" svg:x2="15.874cm" svg:y2="13.749cm">
          <text:p/>
        </draw:line>
        <draw:custom-shape draw:style-name="gr14" draw:text-style-name="P3" draw:layer="layout" svg:width="0.35cm" svg:height="0.35cm" draw:transform="rotate (1.55892808788134) translate (19.256cm 13.88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071cm" svg:height="0.071cm" draw:transform="rotate (3.14141812066459) translate (19.25cm 14.4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071cm" svg:y1="14cm" svg:x2="19.071cm" svg:y2="14.071cm">
          <text:p/>
        </draw:line>
        <draw:line draw:style-name="gr11" draw:text-style-name="P1" draw:layer="layout" svg:x1="19.071cm" svg:y1="14cm" svg:x2="19.321cm" svg:y2="14cm">
          <text:p/>
        </draw:line>
        <draw:line draw:style-name="gr11" draw:text-style-name="P1" draw:layer="layout" svg:x1="19.321cm" svg:y1="13.892cm" svg:x2="19.321cm" svg:y2="14cm">
          <text:p/>
        </draw:line>
        <draw:line draw:style-name="gr11" draw:text-style-name="P1" draw:layer="layout" svg:x1="18.964cm" svg:y1="14.392cm" svg:x2="18.964cm" svg:y2="14.535cm">
          <text:p/>
        </draw:line>
        <draw:line draw:style-name="gr11" draw:text-style-name="P1" draw:layer="layout" svg:x1="18.857cm" svg:y1="14.535cm" svg:x2="18.964cm" svg:y2="14.535cm">
          <text:p/>
        </draw:line>
        <draw:line draw:style-name="gr11" draw:text-style-name="P1" draw:layer="layout" svg:x1="18.857cm" svg:y1="14.535cm" svg:x2="18.857cm" svg:y2="14.678cm">
          <text:p/>
        </draw:line>
        <draw:line draw:style-name="gr11" draw:text-style-name="P1" draw:layer="layout" svg:x1="19.767cm" svg:y1="13.035cm" svg:x2="16.767cm" svg:y2="13.035cm">
          <text:p/>
        </draw:line>
        <draw:line draw:style-name="gr11" draw:text-style-name="P1" draw:layer="layout" svg:x1="16.767cm" svg:y1="13.428cm" svg:x2="16.767cm" svg:y2="13.035cm">
          <text:p/>
        </draw:line>
        <draw:line draw:style-name="gr11" draw:text-style-name="P1" draw:layer="layout" svg:x1="18.178cm" svg:y1="15.214cm" svg:x2="16.767cm" svg:y2="15.214cm">
          <text:p/>
        </draw:line>
        <draw:line draw:style-name="gr11" draw:text-style-name="P1" draw:layer="layout" svg:x1="16.767cm" svg:y1="14.999cm" svg:x2="16.767cm" svg:y2="15.214cm">
          <text:p/>
        </draw:line>
        <draw:line draw:style-name="gr11" draw:text-style-name="P1" draw:layer="layout" svg:x1="17.927cm" svg:y1="13.715cm" svg:x2="17.642cm" svg:y2="13.715cm">
          <text:p/>
        </draw:line>
        <draw:line draw:style-name="gr11" draw:text-style-name="P1" draw:layer="layout" svg:x1="17.928cm" svg:y1="15.107cm" svg:x2="17.928cm" svg:y2="13.714cm">
          <text:p/>
        </draw:line>
        <draw:line draw:style-name="gr11" draw:text-style-name="P1" draw:layer="layout" svg:x1="18.966cm" svg:y1="15.274cm" svg:x2="18.966cm" svg:y2="14.962cm">
          <text:p/>
        </draw:line>
        <draw:custom-shape draw:style-name="gr14" draw:text-style-name="P3" draw:layer="layout" svg:width="0.429cm" svg:height="0.214cm" svg:x="18.214cm" svg:y="10.997cm">
          <text:p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5" draw:layer="layout" svg:width="0.286cm" svg:height="0.645cm" svg:x="18.285cm" svg:y="10.747cm">
          <draw:text-box>
            <text:p>»</text:p>
          </draw:text-box>
        </draw:frame>
        <draw:line draw:style-name="gr1" draw:text-style-name="P1" draw:layer="layout" svg:x1="18.571cm" svg:y1="11.142cm" svg:x2="19.607cm" svg:y2="11.142cm">
          <text:p/>
        </draw:line>
        <draw:line draw:style-name="gr1" draw:text-style-name="P1" draw:layer="layout" svg:x1="18.142cm" svg:y1="12.142cm" svg:x2="17.5cm" svg:y2="12.142cm">
          <text:p/>
        </draw:line>
        <draw:line draw:style-name="gr11" draw:text-style-name="P1" draw:layer="layout" svg:x1="5.03cm" svg:y1="6.59cm" svg:x2="5.038cm" svg:y2="7.925cm">
          <text:p/>
        </draw:line>
        <draw:frame draw:style-name="gr18" draw:text-style-name="P5" draw:layer="layout" svg:width="1.143cm" svg:height="1.039cm" svg:x="19.588cm" svg:y="11.392cm">
          <draw:text-box>
            <text:p>10</text:p>
          </draw:text-box>
        </draw:frame>
        <draw:line draw:style-name="gr11" draw:text-style-name="P1" draw:layer="layout" svg:x1="23.857cm" svg:y1="13.178cm" svg:x2="18.178cm" svg:y2="13.178cm">
          <text:p/>
        </draw:line>
        <draw:line draw:style-name="gr11" draw:text-style-name="P1" draw:layer="layout" svg:x1="5.359cm" svg:y1="9.496cm" svg:x2="5.368cm" svg:y2="10.62cm">
          <text:p/>
        </draw:line>
        <draw:line draw:style-name="gr11" draw:text-style-name="P1" draw:layer="layout" svg:x1="19.767cm" svg:y1="13.035cm" svg:x2="19.772cm" svg:y2="11.4cm">
          <text:p/>
        </draw:line>
        <draw:line draw:style-name="gr11" draw:text-style-name="P1" draw:layer="layout" svg:x1="24.894cm" svg:y1="11.4cm" svg:x2="19.769cm" svg:y2="11.401cm">
          <text:p/>
        </draw:line>
        <draw:line draw:style-name="gr11" draw:text-style-name="P1" draw:layer="layout" svg:x1="5.784cm" svg:y1="6.044cm" svg:x2="5.788cm" svg:y2="7.925cm">
          <text:p/>
        </draw:line>
        <draw:line draw:style-name="gr11" draw:text-style-name="P1" draw:layer="layout" svg:x1="18.75cm" svg:y1="14.964cm" svg:x2="18.75cm" svg:y2="15.107cm">
          <text:p/>
        </draw:line>
        <draw:line draw:style-name="gr11" draw:text-style-name="P1" draw:layer="layout" svg:x1="6.226cm" svg:y1="8.644cm" svg:x2="6.59cm" svg:y2="8.644cm">
          <text:p/>
        </draw:line>
        <draw:custom-shape draw:style-name="gr14" draw:text-style-name="P3" draw:layer="layout" svg:width="0.35cm" svg:height="0.35cm" draw:transform="rotate (-0.00226892802759273) translate (22.828cm 14.00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25.75cm" svg:y1="11.964cm" svg:x2="25.75cm" svg:y2="13.464cm">
          <text:p/>
        </draw:line>
        <draw:line draw:style-name="gr11" draw:text-style-name="P1" draw:layer="layout" svg:x1="25.517cm" svg:y1="11.964cm" svg:x2="25.75cm" svg:y2="11.964cm">
          <text:p/>
        </draw:line>
        <draw:line draw:style-name="gr11" draw:text-style-name="P1" draw:layer="layout" svg:x1="24.142cm" svg:y1="13.285cm" svg:x2="24.928cm" svg:y2="13.285cm">
          <text:p/>
        </draw:line>
        <draw:line draw:style-name="gr11" draw:text-style-name="P1" draw:layer="layout" svg:x1="24.928cm" svg:y1="13.035cm" svg:x2="24.928cm" svg:y2="13.285cm">
          <text:p/>
        </draw:line>
        <draw:custom-shape draw:style-name="gr15" draw:text-style-name="P3" draw:layer="layout" svg:width="0.35cm" svg:height="0.35cm" draw:transform="rotate (-0.00366519142918811) translate (23.81cm 13.103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24.017cm" svg:y1="11.713cm" svg:x2="24.267cm" svg:y2="11.714cm">
          <text:p/>
        </draw:line>
        <draw:frame draw:style-name="gr12" draw:text-style-name="P5" draw:layer="layout" svg:width="0.215cm" svg:height="0.645cm" svg:x="23.802cm" svg:y="11.392cm">
          <draw:text-box>
            <text:p>1</text:p>
          </draw:text-box>
        </draw:frame>
        <draw:custom-shape draw:style-name="gr22" draw:text-style-name="P2" draw:layer="layout" svg:width="1.607cm" svg:height="0.678cm" svg:x="14.75cm" svg:y="12cm">
          <text:p text:style-name="P2">Input logic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3.178cm" svg:y1="14.178cm" svg:x2="24.678cm" svg:y2="14.178cm">
          <text:p/>
        </draw:line>
        <draw:line draw:style-name="gr11" draw:text-style-name="P1" draw:layer="layout" svg:x1="24.981cm" svg:y1="14.071cm" svg:x2="26.017cm" svg:y2="14.071cm">
          <text:p/>
        </draw:line>
        <draw:line draw:style-name="gr11" draw:text-style-name="P1" draw:layer="layout" svg:x1="24.535cm" svg:y1="13.464cm" svg:x2="25.75cm" svg:y2="13.464cm">
          <text:p/>
        </draw:line>
        <draw:line draw:style-name="gr11" draw:text-style-name="P1" draw:layer="layout" svg:x1="24.535cm" svg:y1="13.464cm" svg:x2="24.535cm" svg:y2="14.5cm">
          <text:p/>
        </draw:line>
        <draw:custom-shape draw:style-name="gr14" draw:text-style-name="P3" draw:layer="layout" svg:width="0.071cm" svg:height="0.071cm" svg:x="18.142cm" svg:y="15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8.143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8.75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7cm" svg:height="0.635cm" draw:transform="rotate (-1.5688764646177) translate (17.491cm 11.53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5" draw:layer="layout" svg:width="0.635cm" svg:height="1.199cm" svg:x="16.865cm" svg:y="11.606cm">
          <draw:text-box>
            <text:p>0</text:p>
            <text:p>1</text:p>
          </draw:text-box>
        </draw:frame>
        <draw:line draw:style-name="gr1" draw:text-style-name="P1" draw:layer="layout" svg:x1="19.607cm" svg:y1="11.964cm" svg:x2="19.607cm" svg:y2="11.142cm">
          <text:p/>
        </draw:line>
        <draw:line draw:style-name="gr1" draw:text-style-name="P1" draw:layer="layout" svg:x1="19.607cm" svg:y1="11.964cm" svg:x2="19.428cm" svg:y2="11.964cm">
          <text:p/>
        </draw:line>
        <draw:line draw:style-name="gr1" draw:text-style-name="P1" draw:layer="layout" svg:x1="16.678cm" svg:y1="11.142cm" svg:x2="18.25cm" svg:y2="11.142cm">
          <text:p/>
        </draw:line>
        <draw:line draw:style-name="gr1" draw:text-style-name="P1" draw:layer="layout" svg:x1="16.678cm" svg:y1="11.142cm" svg:x2="16.678cm" svg:y2="11.821cm">
          <text:p/>
        </draw:line>
        <draw:line draw:style-name="gr1" draw:text-style-name="P1" draw:layer="layout" svg:x1="16.857cm" svg:y1="11.821cm" svg:x2="16.678cm" svg:y2="11.822cm">
          <text:p/>
        </draw:line>
        <draw:line draw:style-name="gr1" draw:text-style-name="P1" draw:layer="layout" svg:x1="14.749cm" svg:y1="12.321cm" svg:x2="14.321cm" svg:y2="12.321cm">
          <text:p/>
        </draw:line>
        <draw:line draw:style-name="gr1" draw:text-style-name="P1" draw:layer="layout" svg:x1="16.857cm" svg:y1="12.357cm" svg:x2="16.357cm" svg:y2="12.357cm">
          <text:p/>
        </draw:line>
        <draw:frame draw:style-name="gr18" draw:text-style-name="P5" draw:layer="layout" svg:width="1.321cm" svg:height="1.039cm" svg:x="19cm" svg:y="15.711cm">
          <draw:text-box>
            <text:p>send</text:p>
          </draw:text-box>
        </draw:frame>
        <draw:custom-shape draw:style-name="gr14" draw:text-style-name="P3" draw:layer="layout" svg:width="0.071cm" svg:height="0.071cm" svg:x="19.39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7.25cm" svg:y1="12.607cm" svg:x2="17.25cm" svg:y2="13.035cm">
          <text:p/>
        </draw:line>
        <draw:custom-shape draw:style-name="gr14" draw:text-style-name="P3" draw:layer="layout" svg:width="0.071cm" svg:height="0.071cm" svg:x="17.21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7.928cm" svg:y1="15.107cm" svg:x2="20.428cm" svg:y2="15.107cm">
          <text:p/>
        </draw:line>
        <draw:custom-shape draw:style-name="gr15" draw:text-style-name="P3" draw:layer="layout" svg:width="0.35cm" svg:height="0.35cm" draw:transform="rotate (-1.56451314148772) translate (18.742cm 13.535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18.857cm" svg:y1="13.428cm" svg:x2="19.428cm" svg:y2="13.428cm">
          <text:p/>
        </draw:line>
        <draw:custom-shape draw:style-name="gr14" draw:text-style-name="P3" draw:layer="layout" svg:width="0.071cm" svg:height="0.071cm" svg:x="19.393cm" svg:y="1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8.858cm" svg:y1="13.428cm" svg:x2="18.857cm" svg:y2="14cm">
          <text:p/>
        </draw:line>
        <draw:line draw:style-name="gr11" draw:text-style-name="P1" draw:layer="layout" svg:x1="18.678cm" svg:y1="14cm" svg:x2="18.858cm" svg:y2="14cm">
          <text:p/>
        </draw:line>
        <draw:line draw:style-name="gr11" draw:text-style-name="P1" draw:layer="layout" svg:x1="18.678cm" svg:y1="14cm" svg:x2="18.678cm" svg:y2="13.821cm">
          <text:p/>
        </draw:line>
        <draw:line draw:style-name="gr11" draw:text-style-name="P1" draw:layer="layout" svg:x1="18.464cm" svg:y1="14cm" svg:x2="17.929cm" svg:y2="14cm">
          <text:p/>
        </draw:line>
        <draw:line draw:style-name="gr11" draw:text-style-name="P1" draw:layer="layout" svg:x1="18.465cm" svg:y1="14cm" svg:x2="18.464cm" svg:y2="13.821cm">
          <text:p/>
        </draw:line>
        <draw:custom-shape draw:style-name="gr14" draw:text-style-name="P3" draw:layer="layout" svg:width="0.071cm" svg:height="0.071cm" svg:x="17.892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7.928cm" svg:y1="13.357cm" svg:x2="17.928cm" svg:y2="11.285cm">
          <text:p/>
        </draw:line>
        <draw:line draw:style-name="gr11" draw:text-style-name="P1" draw:layer="layout" svg:x1="18.785cm" svg:y1="11.285cm" svg:x2="17.928cm" svg:y2="11.285cm">
          <text:p/>
        </draw:line>
        <draw:line draw:style-name="gr11" draw:text-style-name="P1" draw:layer="layout" svg:x1="18.786cm" svg:y1="11.285cm" svg:x2="18.785cm" svg:y2="11.357cm">
          <text:p/>
        </draw:line>
        <draw:line draw:style-name="gr11" draw:text-style-name="P1" draw:layer="layout" svg:x1="18.571cm" svg:y1="13.357cm" svg:x2="17.928cm" svg:y2="13.357cm">
          <text:p/>
        </draw:line>
        <draw:line draw:style-name="gr11" draw:text-style-name="P1" draw:layer="layout" svg:x1="18.572cm" svg:y1="13.357cm" svg:x2="18.571cm" svg:y2="13.535cm">
          <text:p/>
        </draw:line>
        <draw:line draw:style-name="gr11" draw:text-style-name="P1" draw:layer="layout" svg:x1="18.966cm" svg:y1="15.274cm" svg:x2="22.58cm" svg:y2="15.274cm">
          <text:p/>
        </draw:line>
        <draw:line draw:style-name="gr11" draw:text-style-name="P1" draw:layer="layout" svg:x1="21.25cm" svg:y1="11.285cm" svg:x2="20.428cm" svg:y2="11.285cm">
          <text:p/>
        </draw:line>
        <draw:line draw:style-name="gr11" draw:text-style-name="P1" draw:layer="layout" svg:x1="20.428cm" svg:y1="15.107cm" svg:x2="20.428cm" svg:y2="11.286cm">
          <text:p/>
        </draw:line>
        <draw:custom-shape draw:style-name="gr14" draw:text-style-name="P3" draw:layer="layout" svg:width="0.071cm" svg:height="0.071cm" svg:x="18.714cm" svg:y="15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607cm" svg:y1="11.964cm" svg:x2="20cm" svg:y2="11.964cm">
          <text:p/>
        </draw:line>
        <draw:custom-shape draw:style-name="gr14" draw:text-style-name="P3" draw:layer="layout" svg:width="0.071cm" svg:height="0.071cm" svg:x="19.571cm" svg:y="11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0cm" svg:y1="14.75cm" svg:x2="20.001cm" svg:y2="11.964cm">
          <text:p/>
        </draw:line>
        <draw:line draw:style-name="gr11" draw:text-style-name="P1" draw:layer="layout" svg:x1="20.001cm" svg:y1="14.75cm" svg:x2="24.678cm" svg:y2="14.75cm">
          <text:p/>
        </draw:line>
        <draw:custom-shape draw:style-name="gr15" draw:text-style-name="P3" draw:layer="layout" svg:width="0.35cm" svg:height="0.35cm" draw:transform="rotate (-0.00366519142918811) translate (24.638cm 14.464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25cm" svg:y1="14.642cm" svg:x2="26.036cm" svg:y2="14.642cm">
          <text:p/>
        </draw:line>
        <draw:line draw:style-name="gr11" draw:text-style-name="P1" draw:layer="layout" svg:x1="24.642cm" svg:y1="14.5cm" svg:x2="19.214cm" svg:y2="14.5cm">
          <text:p/>
        </draw:line>
        <draw:line draw:style-name="gr11" draw:text-style-name="P1" draw:layer="layout" svg:x1="24.892cm" svg:y1="11.464cm" svg:x2="24.894cm" svg:y2="11.4cm">
          <text:p/>
        </draw:line>
        <draw:custom-shape draw:style-name="gr14" draw:text-style-name="P3" draw:layer="layout" svg:width="0.071cm" svg:height="0.071cm" svg:x="24.607cm" svg:y="1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35cm" svg:height="0.35cm" draw:transform="rotate (-0.00366519142918811) translate (24.638cm 13.899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24.535cm" svg:y1="13.928cm" svg:x2="24.642cm" svg:y2="13.928cm">
          <text:p/>
        </draw:line>
        <draw:custom-shape draw:style-name="gr14" draw:text-style-name="P3" draw:layer="layout" svg:width="0.071cm" svg:height="0.071cm" svg:x="24.607cm" svg:y="1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571cm" svg:y1="14.071cm" svg:x2="22.821cm" svg:y2="14.071cm">
          <text:p/>
        </draw:line>
        <draw:custom-shape draw:style-name="gr14" draw:text-style-name="P3" draw:layer="layout" svg:width="0.071cm" svg:height="0.071cm" svg:x="22.551cm" svg:y="1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3.25cm" svg:y1="14.178cm" svg:x2="23.25cm" svg:y2="13.785cm">
          <text:p/>
        </draw:line>
        <draw:line draw:style-name="gr11" draw:text-style-name="P1" draw:layer="layout" svg:x1="23.357cm" svg:y1="13.785cm" svg:x2="23.25cm" svg:y2="13.785cm">
          <text:p/>
        </draw:line>
        <draw:custom-shape draw:style-name="gr14" draw:text-style-name="P3" draw:layer="layout" svg:width="0.071cm" svg:height="0.071cm" svg:x="23.214cm" svg:y="14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3.857cm" svg:y1="13.392cm" svg:x2="23.75cm" svg:y2="13.392cm">
          <text:p/>
        </draw:line>
        <draw:line draw:style-name="gr11" draw:text-style-name="P1" draw:layer="layout" svg:x1="23.75cm" svg:y1="13.678cm" svg:x2="23.75cm" svg:y2="13.392cm">
          <text:p/>
        </draw:line>
        <draw:line draw:style-name="gr11" draw:text-style-name="P1" draw:layer="layout" svg:x1="23.751cm" svg:y1="13.678cm" svg:x2="23.678cm" svg:y2="13.678cm">
          <text:p/>
        </draw:line>
        <draw:custom-shape draw:style-name="gr14" draw:text-style-name="P3" draw:layer="layout" svg:width="0.35cm" svg:height="0.35cm" draw:transform="rotate (-0.00226892802759273) translate (23.359cm 13.50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" draw:text-style-name="P3" draw:layer="layout" svg:width="0.071cm" svg:height="0.071cm" svg:x="23.285cm" svg:y="13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0.428cm" svg:y1="14.285cm" svg:x2="22.821cm" svg:y2="14.285cm">
          <text:p/>
        </draw:line>
        <draw:line draw:style-name="gr11" draw:text-style-name="P1" draw:layer="layout" svg:x1="19.214cm" svg:y1="14.464cm" svg:x2="19.214cm" svg:y2="14.5cm">
          <text:p/>
        </draw:line>
        <draw:custom-shape draw:style-name="gr14" draw:text-style-name="P3" draw:layer="layout" svg:width="0.071cm" svg:height="0.071cm" svg:x="24.5cm" svg:y="1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24.5cm" svg:y="1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571cm" svg:y1="14cm" svg:x2="22cm" svg:y2="14cm">
          <text:p/>
        </draw:line>
        <draw:line draw:style-name="gr11" draw:text-style-name="P1" draw:layer="layout" svg:x1="20.429cm" svg:y1="14.285cm" svg:x2="22.822cm" svg:y2="14.285cm">
          <text:p/>
        </draw:line>
        <draw:line draw:style-name="gr11" draw:text-style-name="P1" draw:layer="layout" svg:x1="22cm" svg:y1="13.571cm" svg:x2="22.001cm" svg:y2="14cm">
          <text:p/>
        </draw:line>
        <draw:line draw:style-name="gr11" draw:text-style-name="P1" draw:layer="layout" svg:x1="22cm" svg:y1="13.571cm" svg:x2="23.285cm" svg:y2="13.571cm">
          <text:p/>
        </draw:line>
        <draw:custom-shape draw:style-name="gr14" draw:text-style-name="P3" draw:layer="layout" svg:width="0.071cm" svg:height="0.071cm" svg:x="20.393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71cm" svg:height="0.071cm" svg:x="19.535cm" svg:y="13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1.55cm" svg:height="0.883cm" svg:x="1.582cm" svg:y="11.427cm">
          <draw:text-box>
            <text:p><text:span text:style-name="T5">g</text:span><text:span text:style-name="T5">p</text:span><text:span text:style-name="T5">i</text:span><text:span text:style-name="T5">o</text:span></text:p>
          </draw:text-box>
        </draw:frame>
        <draw:frame draw:style-name="gr17" draw:text-style-name="P11" draw:layer="layout" svg:width="2.928cm" svg:height="1.325cm" svg:x="1.442cm" svg:y="6.72cm">
          <draw:text-box>
            <text:p><text:span text:style-name="T6">ti</text:span><text:span text:style-name="T6">m</text:span><text:span text:style-name="T6">er</text:span></text:p>
            <text:p><text:span text:style-name="T6"/></text:p>
          </draw:text-box>
        </draw:frame>
        <draw:custom-shape draw:style-name="gr14" draw:text-style-name="P3" draw:layer="layout" svg:width="0.35cm" svg:height="0.35cm" draw:transform="rotate (1.55892808788134) translate (18.671cm 14.9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0" draw:text-style-name="P2" draw:layer="layout" svg:width="1.77cm" svg:height="1.588cm" svg:x="7.635cm" svg:y="7.829cm">
          <text:p text:style-name="P2">CN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7.953cm 8.78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7.691cm" svg:y="7.668cm">
          <draw:text-box>
            <text:p><text:span text:style-name="T1">count</text:span></text:p>
          </draw:text-box>
        </draw:frame>
        <draw:frame draw:style-name="gr21" draw:text-style-name="P6" draw:layer="layout" svg:width="0.786cm" svg:height="0.727cm" svg:x="8.155cm" svg:y="9.061cm">
          <draw:text-box>
            <text:p><text:span text:style-name="T1">r</text:span><text:span text:style-name="T1">s</text:span><text:span text:style-name="T1">t</text:span></text:p>
          </draw:text-box>
        </draw:frame>
        <draw:frame draw:style-name="gr21" draw:text-style-name="P6" draw:layer="layout" svg:width="0.928cm" svg:height="0.727cm" svg:x="8.548cm" svg:y="7.668cm">
          <draw:text-box>
            <text:p><text:span text:style-name="T1">set</text:span></text:p>
          </draw:text-box>
        </draw:frame>
        <draw:line draw:style-name="gr11" draw:text-style-name="P1" draw:layer="layout" svg:x1="8.202cm" svg:y1="7.344cm" svg:x2="8.202cm" svg:y2="7.838cm">
          <text:p/>
        </draw:line>
        <draw:line draw:style-name="gr11" draw:text-style-name="P1" draw:layer="layout" svg:x1="8.54cm" svg:y1="9.424cm" svg:x2="8.54cm" svg:y2="10.62cm">
          <text:p/>
        </draw:line>
        <draw:line draw:style-name="gr11" draw:text-style-name="P1" draw:layer="layout" svg:x1="8.956cm" svg:y1="7.5cm" svg:x2="8.96cm" svg:y2="7.847cm">
          <text:p/>
        </draw:line>
        <draw:line draw:style-name="gr11" draw:text-style-name="P1" draw:layer="layout" svg:x1="9.388cm" svg:y1="8.561cm" svg:x2="10.516cm" svg:y2="8.566cm">
          <text:p/>
        </draw:line>
        <draw:frame draw:style-name="gr27" draw:text-style-name="P5" draw:layer="layout" svg:width="1.976cm" svg:height="0.676cm" svg:x="7.63cm" svg:y="5.472cm">
          <draw:text-box>
            <text:p>count</text:p>
          </draw:text-box>
        </draw:frame>
        <draw:frame draw:style-name="gr27" draw:text-style-name="P5" draw:layer="layout" svg:width="0.936cm" svg:height="0.676cm" svg:x="9.97cm" svg:y="5.472cm">
          <draw:text-box>
            <text:p>rst</text:p>
          </draw:text-box>
        </draw:frame>
        <draw:frame draw:style-name="gr18" draw:text-style-name="P5" draw:layer="layout" svg:width="1.066cm" svg:height="1.039cm" svg:x="5.342cm" svg:y="5.499cm">
          <draw:text-box>
            <text:p>set</text:p>
          </draw:text-box>
        </draw:frame>
        <draw:line draw:style-name="gr11" draw:text-style-name="P1" draw:layer="layout" svg:x1="8.28cm" svg:y1="6.07cm" svg:x2="8.28cm" svg:y2="7.006cm">
          <text:p/>
        </draw:line>
        <draw:line draw:style-name="gr11" draw:text-style-name="P1" draw:layer="layout" svg:x1="5.03cm" svg:y1="6.59cm" svg:x2="8.28cm" svg:y2="6.59cm">
          <text:p/>
        </draw:line>
        <draw:line draw:style-name="gr28" draw:text-style-name="P1" draw:layer="layout" svg:x1="4.458cm" svg:y1="8.332cm" svg:x2="3.73cm" svg:y2="8.332cm">
          <text:p/>
        </draw:line>
        <draw:frame draw:style-name="gr29" draw:text-style-name="P5" draw:layer="layout" svg:width="2.054cm" svg:height="2.221cm" svg:x="2.3cm" svg:y="7.578cm">
          <draw:text-box>
            <text:p>Razão entre o clock base e o do timer</text:p>
          </draw:text-box>
        </draw:frame>
        <draw:frame draw:style-name="gr30" draw:text-style-name="P5" draw:layer="layout" svg:width="2.314cm" svg:height="1.827cm" svg:x="6.148cm" svg:y="9.183cm">
          <draw:text-box>
            <text:p>Valor máximo da contagem</text:p>
          </draw:text-box>
        </draw:frame>
        <draw:line draw:style-name="gr31" draw:text-style-name="P1" draw:layer="layout" svg:x1="7.63cm" svg:y1="8.306cm" svg:x2="6.902cm" svg:y2="8.306cm">
          <text:p/>
        </draw:line>
        <draw:line draw:style-name="gr31" draw:text-style-name="P1" draw:layer="layout" svg:x1="6.902cm" svg:y1="9.294cm" svg:x2="6.902cm" svg:y2="8.306cm">
          <text:p/>
        </draw:line>
        <draw:line draw:style-name="gr11" draw:text-style-name="P1" draw:layer="layout" svg:x1="8.956cm" svg:y1="7.501cm" svg:x2="5.784cm" svg:y2="7.5cm">
          <text:p/>
        </draw:line>
        <draw:custom-shape draw:style-name="gr14" draw:text-style-name="P3" draw:layer="layout" svg:width="0.052cm" svg:height="0.052cm" svg:x="5.758cm" svg:y="7.4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0.1cm" svg:y1="10.62cm" svg:x2="5.369cm" svg:y2="10.62cm">
          <text:p/>
        </draw:line>
        <draw:line draw:style-name="gr11" draw:text-style-name="P1" draw:layer="layout" svg:x1="10.1cm" svg:y1="10.62cm" svg:x2="10.1cm" svg:y2="6.044cm">
          <text:p/>
        </draw:line>
        <draw:custom-shape draw:style-name="gr14" draw:text-style-name="P3" draw:layer="layout" svg:width="0.052cm" svg:height="0.052cm" svg:x="8.514cm" svg:y="10.5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59cm" svg:y1="6.85cm" svg:x2="6.59cm" svg:y2="8.645cm">
          <text:p/>
        </draw:line>
        <draw:line draw:style-name="gr11" draw:text-style-name="P1" draw:layer="layout" svg:x1="6.59cm" svg:y1="6.851cm" svg:x2="8.124cm" svg:y2="6.85cm">
          <text:p/>
        </draw:line>
        <draw:line draw:style-name="gr11" draw:text-style-name="P1" draw:layer="layout" svg:x1="8.124cm" svg:y1="7.005cm" svg:x2="8.124cm" svg:y2="6.85cm">
          <text:p/>
        </draw:line>
        <draw:custom-shape draw:style-name="gr14" draw:text-style-name="P3" draw:layer="layout" svg:width="0.35cm" svg:height="0.35cm" draw:transform="rotate (-1.5687019316925) translate (8.383cm 6.99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8.202cm" svg:y1="7.682cm" svg:x2="9.84cm" svg:y2="7.682cm">
          <text:p/>
        </draw:line>
        <draw:custom-shape draw:style-name="gr14" draw:text-style-name="P3" draw:layer="layout" svg:width="0.052cm" svg:height="0.052cm" svg:x="8.177cm" svg:y="7.6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9.84cm" svg:y1="8.358cm" svg:x2="9.84cm" svg:y2="7.682cm">
          <text:p/>
        </draw:line>
        <draw:line draw:style-name="gr11" draw:text-style-name="P1" draw:layer="layout" svg:x1="9.84cm" svg:y1="8.358cm" svg:x2="10.516cm" svg:y2="8.358cm">
          <text:p/>
        </draw:line>
        <draw:custom-shape draw:style-name="gr14" draw:text-style-name="P3" draw:layer="layout" svg:width="0.35cm" svg:height="0.35cm" draw:transform="rotate (-0.00226892802759273) translate (10.505cm 8.28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10.854cm" svg:y1="8.462cm" svg:x2="11.53cm" svg:y2="8.462cm">
          <text:p/>
        </draw:line>
        <draw:custom-shape draw:style-name="gr14" draw:text-style-name="P3" draw:layer="layout" svg:width="0.052cm" svg:height="0.052cm" svg:x="8.254cm" svg:y="6.5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77cm" svg:height="1.588cm" svg:x="20.661cm" svg:y="11.476cm">
          <text:p text:style-name="P2">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0.979cm 12.4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20.717cm" svg:y="11.315cm">
          <draw:text-box>
            <text:p><text:span text:style-name="T1">count</text:span></text:p>
          </draw:text-box>
        </draw:frame>
        <draw:frame draw:style-name="gr21" draw:text-style-name="P6" draw:layer="layout" svg:width="0.786cm" svg:height="0.727cm" svg:x="21.181cm" svg:y="12.708cm">
          <draw:text-box>
            <text:p><text:span text:style-name="T1">rst</text:span></text:p>
          </draw:text-box>
        </draw:frame>
        <draw:frame draw:style-name="gr21" draw:text-style-name="P6" draw:layer="layout" svg:width="0.928cm" svg:height="0.727cm" svg:x="21.574cm" svg:y="11.315cm">
          <draw:text-box>
            <text:p><text:span text:style-name="T1">set</text:span></text:p>
          </draw:text-box>
        </draw:frame>
        <draw:line draw:style-name="gr11" draw:text-style-name="P1" draw:layer="layout" svg:x1="21.253cm" svg:y1="11.279cm" svg:x2="21.253cm" svg:y2="11.493cm">
          <text:p/>
        </draw:line>
        <draw:line draw:style-name="gr11" draw:text-style-name="P1" draw:layer="layout" svg:x1="21.566cm" svg:y1="13.064cm" svg:x2="21.566cm" svg:y2="13.168cm">
          <text:p/>
        </draw:line>
        <draw:line draw:style-name="gr11" draw:text-style-name="P1" draw:layer="layout" svg:x1="22.008cm" svg:y1="11.4cm" svg:x2="22.008cm" svg:y2="11.478cm">
          <text:p/>
        </draw:line>
        <draw:custom-shape draw:style-name="gr14" draw:text-style-name="P3" draw:layer="layout" svg:width="0.078cm" svg:height="0.078cm" svg:x="21.514cm" svg:y="13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424cm" svg:y1="12.206cm" svg:x2="22.58cm" svg:y2="12.207cm">
          <text:p/>
        </draw:line>
        <draw:custom-shape draw:style-name="gr14" draw:text-style-name="P3" draw:layer="layout" svg:width="0.078cm" svg:height="0.078cm" svg:x="21.956cm" svg:y="11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2.923cm" svg:height="4.785cm" svg:x="14.02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238cm" svg:height="1.199cm" svg:x="14.61cm" svg:y="1.315cm">
          <draw:text-box>
            <text:p><text:span text:style-name="T7">byte_2_word</text:span></text:p>
          </draw:text-box>
        </draw:frame>
        <draw:custom-shape draw:style-name="gr2" draw:text-style-name="P2" draw:layer="layout" svg:width="1.27cm" svg:height="1.588cm" svg:x="22.92cm" svg:y="2.411cm">
          <text:p text:style-name="P2">W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3.238cm 3.3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588cm" svg:x="19.977cm" svg:y="2.407cm">
          <text:p text:style-name="P2">D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0.295cm 3.3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05cm" svg:height="0.645cm" svg:x="18.836cm" svg:y="0.376cm">
          <draw:text-box>
            <text:p>rst</text:p>
          </draw:text-box>
        </draw:frame>
        <draw:frame draw:style-name="gr13" draw:text-style-name="P6" draw:layer="layout" svg:width="0.85cm" svg:height="0.489cm" svg:x="23.172cm" svg:y="2.268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20.243cm" svg:y="3.657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20.243cm" svg:y="2.257cm">
          <draw:text-box>
            <text:p><text:span text:style-name="T1">en</text:span></text:p>
          </draw:text-box>
        </draw:frame>
        <draw:frame draw:style-name="gr12" draw:text-style-name="P5" draw:layer="layout" svg:width="1.978cm" svg:height="0.645cm" svg:x="14.806cm" svg:y="2.441cm">
          <draw:text-box>
            <text:p>clk_ticks</text:p>
          </draw:text-box>
        </draw:frame>
        <draw:frame draw:style-name="gr18" draw:text-style-name="P5" draw:layer="layout" svg:width="2.214cm" svg:height="1.039cm" svg:x="20.318cm" svg:y="0.35cm">
          <draw:text-box>
            <text:p>set_byte</text:p>
          </draw:text-box>
        </draw:frame>
        <draw:frame draw:style-name="gr13" draw:text-style-name="P6" draw:layer="layout" svg:width="0.9cm" svg:height="0.489cm" svg:x="23.203cm" svg:y="3.605cm">
          <draw:text-box>
            <text:p><text:span text:style-name="T1">rst</text:span></text:p>
          </draw:text-box>
        </draw:frame>
        <draw:line draw:style-name="gr1" draw:text-style-name="P1" draw:layer="layout" svg:x1="16.448cm" svg:y1="2.729cm" svg:x2="16.663cm" svg:y2="2.729cm">
          <text:p/>
        </draw:line>
        <draw:line draw:style-name="gr11" draw:text-style-name="P1" draw:layer="layout" svg:x1="19.727cm" svg:y1="2.626cm" svg:x2="19.977cm" svg:y2="2.627cm">
          <text:p/>
        </draw:line>
        <draw:frame draw:style-name="gr12" draw:text-style-name="P5" draw:layer="layout" svg:width="0.215cm" svg:height="0.645cm" svg:x="19.512cm" svg:y="2.305cm">
          <draw:text-box>
            <text:p>1</text:p>
          </draw:text-box>
        </draw:frame>
        <draw:custom-shape draw:style-name="gr20" draw:text-style-name="P2" draw:layer="layout" svg:width="1.77cm" svg:height="1.588cm" svg:x="16.65cm" svg:y="2.402cm">
          <text:p text:style-name="P2">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6.968cm 3.3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16.706cm" svg:y="2.241cm">
          <draw:text-box>
            <text:p><text:span text:style-name="T1">count</text:span></text:p>
          </draw:text-box>
        </draw:frame>
        <draw:frame draw:style-name="gr21" draw:text-style-name="P6" draw:layer="layout" svg:width="0.786cm" svg:height="0.727cm" svg:x="17.17cm" svg:y="3.634cm">
          <draw:text-box>
            <text:p><text:span text:style-name="T1">rst</text:span></text:p>
          </draw:text-box>
        </draw:frame>
        <draw:line draw:style-name="gr11" draw:text-style-name="P1" draw:layer="layout" svg:x1="17.25cm" svg:y1="1.91cm" svg:x2="17.25cm" svg:y2="2.43cm">
          <text:p/>
        </draw:line>
        <draw:line draw:style-name="gr11" draw:text-style-name="P1" draw:layer="layout" svg:x1="17.563cm" svg:y1="3.991cm" svg:x2="17.562cm" svg:y2="4.25cm">
          <text:p/>
        </draw:line>
        <draw:line draw:style-name="gr11" draw:text-style-name="P1" draw:layer="layout" svg:x1="18.004cm" svg:y1="2.17cm" svg:x2="18.004cm" svg:y2="2.43cm">
          <text:p/>
        </draw:line>
        <draw:frame draw:style-name="gr33" draw:text-style-name="P6" draw:layer="layout" svg:width="0.928cm" svg:height="0.571cm" svg:x="17.562cm" svg:y="2.248cm">
          <draw:text-box>
            <text:p><text:span text:style-name="T1">set</text:span></text:p>
          </draw:text-box>
        </draw:frame>
        <draw:line draw:style-name="gr11" draw:text-style-name="P1" draw:layer="layout" svg:x1="17.25cm" svg:y1="1.91cm" svg:x2="18.186cm" svg:y2="1.91cm">
          <text:p/>
        </draw:line>
        <draw:line draw:style-name="gr11" draw:text-style-name="P1" draw:layer="layout" svg:x1="18.186cm" svg:y1="1.39cm" svg:x2="18.186cm" svg:y2="1.91cm">
          <text:p/>
        </draw:line>
        <draw:line draw:style-name="gr11" draw:text-style-name="P1" draw:layer="layout" svg:x1="20.63cm" svg:y1="4.25cm" svg:x2="17.563cm" svg:y2="4.251cm">
          <text:p/>
        </draw:line>
        <draw:line draw:style-name="gr11" draw:text-style-name="P1" draw:layer="layout" svg:x1="18.55cm" svg:y1="2.95cm" svg:x2="18.55cm" svg:y2="1.962cm">
          <text:p/>
        </draw:line>
        <draw:line draw:style-name="gr11" draw:text-style-name="P1" draw:layer="layout" svg:x1="18.42cm" svg:y1="2.95cm" svg:x2="18.55cm" svg:y2="2.95cm">
          <text:p/>
        </draw:line>
        <draw:line draw:style-name="gr11" draw:text-style-name="P1" draw:layer="layout" svg:x1="18.004cm" svg:y1="2.17cm" svg:x2="20.578cm" svg:y2="2.17cm">
          <text:p/>
        </draw:line>
        <draw:line draw:style-name="gr11" draw:text-style-name="P1" draw:layer="layout" svg:x1="20.631cm" svg:y1="3.991cm" svg:x2="20.63cm" svg:y2="4.12cm">
          <text:p/>
        </draw:line>
        <draw:line draw:style-name="gr11" draw:text-style-name="P1" draw:layer="layout" svg:x1="23.594cm" svg:y1="4.25cm" svg:x2="20.631cm" svg:y2="4.251cm">
          <text:p/>
        </draw:line>
        <draw:line draw:style-name="gr11" draw:text-style-name="P1" draw:layer="layout" svg:x1="23.595cm" svg:y1="3.991cm" svg:x2="23.594cm" svg:y2="4.25cm">
          <text:p/>
        </draw:line>
        <draw:line draw:style-name="gr11" draw:text-style-name="P1" draw:layer="layout" svg:x1="19.278cm" svg:y1="0.948cm" svg:x2="19.278cm" svg:y2="4.25cm">
          <text:p/>
        </draw:line>
        <draw:custom-shape draw:style-name="gr14" draw:text-style-name="P3" draw:layer="layout" svg:width="0.052cm" svg:height="0.052cm" svg:x="19.252cm" svg:y="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41cm" svg:y1="4.12cm" svg:x2="20.63cm" svg:y2="4.12cm">
          <text:p/>
        </draw:line>
        <draw:line draw:style-name="gr11" draw:text-style-name="P1" draw:layer="layout" svg:x1="21.878cm" svg:y1="4.12cm" svg:x2="22.06cm" svg:y2="4.12cm">
          <text:p/>
        </draw:line>
        <draw:line draw:style-name="gr11" draw:text-style-name="P1" draw:layer="layout" svg:x1="22.06cm" svg:y1="4.12cm" svg:x2="22.06cm" svg:y2="4.25cm">
          <text:p/>
        </draw:line>
        <draw:line draw:style-name="gr11" draw:text-style-name="P1" draw:layer="layout" svg:x1="21.41cm" svg:y1="4.12cm" svg:x2="21.41cm" svg:y2="3.99cm">
          <text:p/>
        </draw:line>
        <draw:line draw:style-name="gr11" draw:text-style-name="P1" draw:layer="layout" svg:x1="21.592cm" svg:y1="3.99cm" svg:x2="21.41cm" svg:y2="3.99cm">
          <text:p/>
        </draw:line>
        <draw:custom-shape draw:style-name="gr15" draw:text-style-name="P3" draw:layer="layout" svg:width="0.35cm" svg:height="0.35cm" draw:transform="rotate (-0.00366519142918811) translate (21.581cm 3.796cm)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4" draw:text-style-name="P3" draw:layer="layout" svg:width="0.052cm" svg:height="0.052cm" svg:x="22.035cm" svg:y="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06cm" svg:y1="2.95cm" svg:x2="21.254cm" svg:y2="2.95cm">
          <text:p/>
        </draw:line>
        <draw:line draw:style-name="gr11" draw:text-style-name="P1" draw:layer="layout" svg:x1="22.06cm" svg:y1="2.95cm" svg:x2="22.06cm" svg:y2="3.86cm">
          <text:p/>
        </draw:line>
        <draw:line draw:style-name="gr11" draw:text-style-name="P1" draw:layer="layout" svg:x1="21.878cm" svg:y1="3.86cm" svg:x2="22.06cm" svg:y2="3.86cm">
          <text:p/>
        </draw:line>
        <draw:line draw:style-name="gr11" draw:text-style-name="P1" draw:layer="layout" svg:x1="20.578cm" svg:y1="2.43cm" svg:x2="20.578cm" svg:y2="2.17cm">
          <text:p/>
        </draw:line>
        <draw:line draw:style-name="gr11" draw:text-style-name="P1" draw:layer="layout" svg:x1="18.68cm" svg:y1="1.962cm" svg:x2="18.55cm" svg:y2="1.962cm">
          <text:p/>
        </draw:line>
        <draw:line draw:style-name="gr11" draw:text-style-name="P1" draw:layer="layout" svg:x1="18.706cm" svg:y1="1.754cm" svg:x2="18.186cm" svg:y2="1.754cm">
          <text:p/>
        </draw:line>
        <draw:custom-shape draw:style-name="gr14" draw:text-style-name="P3" draw:layer="layout" svg:width="0.35cm" svg:height="0.35cm" draw:transform="rotate (-0.00226892802759273) translate (18.669cm 1.69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19.148cm" svg:y1="1.884cm" svg:x2="19.018cm" svg:y2="1.884cm">
          <text:p/>
        </draw:line>
        <draw:line draw:style-name="gr11" draw:text-style-name="P1" draw:layer="layout" svg:x1="19.148cm" svg:y1="1.884cm" svg:x2="19.148cm" svg:y2="2.17cm">
          <text:p/>
        </draw:line>
        <draw:custom-shape draw:style-name="gr14" draw:text-style-name="P3" draw:layer="layout" svg:width="0.052cm" svg:height="0.052cm" svg:x="19.123cm" svg:y="2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29cm" svg:height="0.214cm" svg:x="23.334cm" svg:y="1.931cm">
          <text:p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5" draw:layer="layout" svg:width="0.286cm" svg:height="0.645cm" svg:x="23.405cm" svg:y="1.681cm">
          <draw:text-box>
            <text:p>»</text:p>
          </draw:text-box>
        </draw:frame>
        <draw:line draw:style-name="gr31" draw:text-style-name="P1" draw:layer="layout" svg:x1="23.412cm" svg:y1="2.019cm" svg:x2="22.71cm" svg:y2="2.019cm">
          <text:p/>
        </draw:line>
        <draw:line draw:style-name="gr31" draw:text-style-name="P1" draw:layer="layout" svg:x1="24.4cm" svg:y1="2.019cm" svg:x2="23.724cm" svg:y2="2.019cm">
          <text:p/>
        </draw:line>
        <draw:line draw:style-name="gr31" draw:text-style-name="P1" draw:layer="layout" svg:x1="24.4cm" svg:y1="2.014cm" svg:x2="24.4cm" svg:y2="2.82cm">
          <text:p/>
        </draw:line>
        <draw:line draw:style-name="gr31" draw:text-style-name="P1" draw:layer="layout" svg:x1="24.192cm" svg:y1="2.82cm" svg:x2="25.986cm" svg:y2="2.82cm">
          <text:p/>
        </draw:line>
        <draw:line draw:style-name="gr31" draw:text-style-name="P1" draw:layer="layout" svg:x1="23.542cm" svg:y1="1.707cm" svg:x2="23.542cm" svg:y2="1.941cm">
          <text:p/>
        </draw:line>
        <draw:line draw:style-name="gr31" draw:text-style-name="P1" draw:layer="layout" svg:x1="23.542cm" svg:y1="1.707cm" svg:x2="22.294cm" svg:y2="1.707cm">
          <text:p/>
        </draw:line>
        <draw:frame draw:style-name="gr12" draw:text-style-name="P5" draw:layer="layout" svg:width="1.222cm" svg:height="0.645cm" svg:x="21.254cm" svg:y="1.348cm">
          <draw:text-box>
            <text:p>byte</text:p>
          </draw:text-box>
        </draw:frame>
        <draw:line draw:style-name="gr31" draw:text-style-name="P1" draw:layer="layout" svg:x1="22.71cm" svg:y1="2.82cm" svg:x2="22.71cm" svg:y2="2.014cm">
          <text:p/>
        </draw:line>
        <draw:line draw:style-name="gr31" draw:text-style-name="P1" draw:layer="layout" svg:x1="22.71cm" svg:y1="2.82cm" svg:x2="22.918cm" svg:y2="2.82cm">
          <text:p/>
        </draw:line>
        <draw:line draw:style-name="gr11" draw:text-style-name="P1" draw:layer="layout" svg:x1="21.41cm" svg:y1="1.26cm" svg:x2="21.41cm" svg:y2="2.95cm">
          <text:p/>
        </draw:line>
        <draw:line draw:style-name="gr11" draw:text-style-name="P1" draw:layer="layout" svg:x1="21.41cm" svg:y1="1.26cm" svg:x2="25.986cm" svg:y2="1.26cm">
          <text:p/>
        </draw:line>
        <draw:custom-shape draw:style-name="gr14" draw:text-style-name="P3" draw:layer="layout" svg:width="0.052cm" svg:height="0.052cm" svg:x="21.384cm" svg:y="2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52cm" svg:height="0.052cm" svg:x="18.16cm" svg:y="1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15cm" svg:y1="1.39cm" svg:x2="18.186cm" svg:y2="1.39cm">
          <text:p/>
        </draw:line>
        <draw:line draw:style-name="gr11" draw:text-style-name="P1" draw:layer="layout" svg:x1="21.15cm" svg:y1="1cm" svg:x2="21.15cm" svg:y2="2.248cm">
          <text:p/>
        </draw:line>
        <draw:line draw:style-name="gr11" draw:text-style-name="P1" draw:layer="layout" svg:x1="23.516cm" svg:y1="2.248cm" svg:x2="21.15cm" svg:y2="2.248cm">
          <text:p/>
        </draw:line>
        <draw:line draw:style-name="gr11" draw:text-style-name="P1" draw:layer="layout" svg:x1="23.516cm" svg:y1="2.248cm" svg:x2="23.516cm" svg:y2="2.404cm">
          <text:p/>
        </draw:line>
        <draw:custom-shape draw:style-name="gr14" draw:text-style-name="P3" draw:layer="layout" svg:width="0.052cm" svg:height="0.052cm" svg:x="21.125cm" svg:y="1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05cm" svg:height="0.645cm" svg:x="17.697cm" svg:y="5.144cm">
          <draw:text-box>
            <text:p>rst</text:p>
          </draw:text-box>
        </draw:frame>
        <draw:line draw:style-name="gr11" draw:text-style-name="P1" draw:layer="layout" svg:x1="24.857cm" svg:y1="5.929cm" svg:x2="18.535cm" svg:y2="5.929cm">
          <text:p/>
        </draw:line>
        <draw:line draw:style-name="gr11" draw:text-style-name="P1" draw:layer="layout" svg:x1="22.607cm" svg:y1="6.179cm" svg:x2="19.357cm" svg:y2="6.179cm">
          <text:p/>
        </draw:line>
        <draw:line draw:style-name="gr11" draw:text-style-name="P1" draw:layer="layout" svg:x1="25.75cm" svg:y1="6.072cm" svg:x2="18.892cm" svg:y2="6.072cm">
          <text:p/>
        </draw:line>
        <draw:custom-shape draw:style-name="gr14" draw:text-style-name="P3" draw:layer="layout" svg:width="0.071cm" svg:height="0.071cm" svg:x="20.429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2.923cm" svg:height="4.785cm" svg:x="14.0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238cm" svg:height="1.199cm" svg:x="14.61cm" svg:y="1.316cm">
          <draw:text-box>
            <text:p><text:span text:style-name="T7">byte_2_word</text:span></text:p>
          </draw:text-box>
        </draw:frame>
        <draw:custom-shape draw:style-name="gr2" draw:text-style-name="P2" draw:layer="layout" svg:width="1.27cm" svg:height="1.588cm" svg:x="22.92cm" svg:y="2.412cm">
          <text:p text:style-name="P2">W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3.238cm 3.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588cm" svg:x="19.977cm" svg:y="2.408cm">
          <text:p text:style-name="P2">D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0.295cm 3.3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5" draw:layer="layout" svg:width="1.05cm" svg:height="0.645cm" svg:x="18.836cm" svg:y="0.377cm">
          <draw:text-box>
            <text:p>rst</text:p>
          </draw:text-box>
        </draw:frame>
        <draw:frame draw:style-name="gr13" draw:text-style-name="P6" draw:layer="layout" svg:width="0.85cm" svg:height="0.489cm" svg:x="23.172cm" svg:y="2.269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20.243cm" svg:y="3.658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20.243cm" svg:y="2.258cm">
          <draw:text-box>
            <text:p><text:span text:style-name="T1">en</text:span></text:p>
          </draw:text-box>
        </draw:frame>
        <draw:frame draw:style-name="gr12" draw:text-style-name="P5" draw:layer="layout" svg:width="1.978cm" svg:height="0.645cm" svg:x="14.806cm" svg:y="2.442cm">
          <draw:text-box>
            <text:p>clk_ticks</text:p>
          </draw:text-box>
        </draw:frame>
        <draw:frame draw:style-name="gr18" draw:text-style-name="P5" draw:layer="layout" svg:width="2.214cm" svg:height="1.039cm" svg:x="20.318cm" svg:y="0.351cm">
          <draw:text-box>
            <text:p>set_byte</text:p>
          </draw:text-box>
        </draw:frame>
        <draw:frame draw:style-name="gr13" draw:text-style-name="P6" draw:layer="layout" svg:width="0.9cm" svg:height="0.489cm" svg:x="23.203cm" svg:y="3.606cm">
          <draw:text-box>
            <text:p><text:span text:style-name="T1">rst</text:span></text:p>
          </draw:text-box>
        </draw:frame>
        <draw:line draw:style-name="gr1" draw:text-style-name="P1" draw:layer="layout" svg:x1="16.448cm" svg:y1="2.73cm" svg:x2="16.663cm" svg:y2="2.73cm">
          <text:p/>
        </draw:line>
        <draw:line draw:style-name="gr11" draw:text-style-name="P1" draw:layer="layout" svg:x1="19.727cm" svg:y1="2.627cm" svg:x2="19.977cm" svg:y2="2.628cm">
          <text:p/>
        </draw:line>
        <draw:frame draw:style-name="gr12" draw:text-style-name="P5" draw:layer="layout" svg:width="0.215cm" svg:height="0.645cm" svg:x="19.512cm" svg:y="2.306cm">
          <draw:text-box>
            <text:p>1</text:p>
          </draw:text-box>
        </draw:frame>
        <draw:custom-shape draw:style-name="gr20" draw:text-style-name="P2" draw:layer="layout" svg:width="1.77cm" svg:height="1.588cm" svg:x="16.65cm" svg:y="2.403cm">
          <text:p text:style-name="P2">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6.968cm 3.3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16.706cm" svg:y="2.242cm">
          <draw:text-box>
            <text:p><text:span text:style-name="T1">count</text:span></text:p>
          </draw:text-box>
        </draw:frame>
        <draw:frame draw:style-name="gr21" draw:text-style-name="P6" draw:layer="layout" svg:width="0.786cm" svg:height="0.727cm" svg:x="17.17cm" svg:y="3.635cm">
          <draw:text-box>
            <text:p><text:span text:style-name="T1">rst</text:span></text:p>
          </draw:text-box>
        </draw:frame>
        <draw:line draw:style-name="gr11" draw:text-style-name="P1" draw:layer="layout" svg:x1="17.25cm" svg:y1="1.911cm" svg:x2="17.25cm" svg:y2="2.431cm">
          <text:p/>
        </draw:line>
        <draw:line draw:style-name="gr11" draw:text-style-name="P1" draw:layer="layout" svg:x1="17.563cm" svg:y1="3.992cm" svg:x2="17.562cm" svg:y2="4.251cm">
          <text:p/>
        </draw:line>
        <draw:line draw:style-name="gr11" draw:text-style-name="P1" draw:layer="layout" svg:x1="18.004cm" svg:y1="2.171cm" svg:x2="18.004cm" svg:y2="2.431cm">
          <text:p/>
        </draw:line>
        <draw:frame draw:style-name="gr33" draw:text-style-name="P6" draw:layer="layout" svg:width="0.928cm" svg:height="0.571cm" svg:x="17.562cm" svg:y="2.249cm">
          <draw:text-box>
            <text:p><text:span text:style-name="T1">set</text:span></text:p>
          </draw:text-box>
        </draw:frame>
        <draw:line draw:style-name="gr11" draw:text-style-name="P1" draw:layer="layout" svg:x1="17.25cm" svg:y1="1.911cm" svg:x2="18.186cm" svg:y2="1.911cm">
          <text:p/>
        </draw:line>
        <draw:line draw:style-name="gr11" draw:text-style-name="P1" draw:layer="layout" svg:x1="18.186cm" svg:y1="1.391cm" svg:x2="18.186cm" svg:y2="1.911cm">
          <text:p/>
        </draw:line>
        <draw:line draw:style-name="gr11" draw:text-style-name="P1" draw:layer="layout" svg:x1="20.63cm" svg:y1="4.251cm" svg:x2="17.563cm" svg:y2="4.252cm">
          <text:p/>
        </draw:line>
        <draw:line draw:style-name="gr11" draw:text-style-name="P1" draw:layer="layout" svg:x1="18.55cm" svg:y1="2.951cm" svg:x2="18.55cm" svg:y2="1.963cm">
          <text:p/>
        </draw:line>
        <draw:line draw:style-name="gr11" draw:text-style-name="P1" draw:layer="layout" svg:x1="18.42cm" svg:y1="2.951cm" svg:x2="18.55cm" svg:y2="2.951cm">
          <text:p/>
        </draw:line>
        <draw:line draw:style-name="gr11" draw:text-style-name="P1" draw:layer="layout" svg:x1="18.004cm" svg:y1="2.171cm" svg:x2="20.578cm" svg:y2="2.171cm">
          <text:p/>
        </draw:line>
        <draw:line draw:style-name="gr11" draw:text-style-name="P1" draw:layer="layout" svg:x1="20.631cm" svg:y1="3.992cm" svg:x2="20.63cm" svg:y2="4.121cm">
          <text:p/>
        </draw:line>
        <draw:line draw:style-name="gr11" draw:text-style-name="P1" draw:layer="layout" svg:x1="23.594cm" svg:y1="4.251cm" svg:x2="20.631cm" svg:y2="4.252cm">
          <text:p/>
        </draw:line>
        <draw:line draw:style-name="gr11" draw:text-style-name="P1" draw:layer="layout" svg:x1="23.595cm" svg:y1="3.992cm" svg:x2="23.594cm" svg:y2="4.251cm">
          <text:p/>
        </draw:line>
        <draw:line draw:style-name="gr11" draw:text-style-name="P1" draw:layer="layout" svg:x1="19.278cm" svg:y1="0.949cm" svg:x2="19.278cm" svg:y2="4.251cm">
          <text:p/>
        </draw:line>
        <draw:custom-shape draw:style-name="gr14" draw:text-style-name="P3" draw:layer="layout" svg:width="0.052cm" svg:height="0.052cm" svg:x="19.252cm" svg:y="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41cm" svg:y1="4.121cm" svg:x2="20.63cm" svg:y2="4.121cm">
          <text:p/>
        </draw:line>
        <draw:line draw:style-name="gr11" draw:text-style-name="P1" draw:layer="layout" svg:x1="21.878cm" svg:y1="4.121cm" svg:x2="22.06cm" svg:y2="4.121cm">
          <text:p/>
        </draw:line>
        <draw:line draw:style-name="gr11" draw:text-style-name="P1" draw:layer="layout" svg:x1="22.06cm" svg:y1="4.121cm" svg:x2="22.06cm" svg:y2="4.251cm">
          <text:p/>
        </draw:line>
        <draw:line draw:style-name="gr11" draw:text-style-name="P1" draw:layer="layout" svg:x1="21.41cm" svg:y1="4.121cm" svg:x2="21.41cm" svg:y2="3.991cm">
          <text:p/>
        </draw:line>
        <draw:line draw:style-name="gr11" draw:text-style-name="P1" draw:layer="layout" svg:x1="21.592cm" svg:y1="3.991cm" svg:x2="21.41cm" svg:y2="3.991cm">
          <text:p/>
        </draw:line>
        <draw:custom-shape draw:style-name="gr15" draw:text-style-name="P3" draw:layer="layout" svg:width="0.35cm" svg:height="0.35cm" draw:transform="rotate (-0.00366519142918811) translate (21.581cm 3.797cm)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4" draw:text-style-name="P3" draw:layer="layout" svg:width="0.052cm" svg:height="0.052cm" svg:x="22.035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06cm" svg:y1="2.951cm" svg:x2="21.254cm" svg:y2="2.951cm">
          <text:p/>
        </draw:line>
        <draw:line draw:style-name="gr11" draw:text-style-name="P1" draw:layer="layout" svg:x1="22.06cm" svg:y1="2.951cm" svg:x2="22.06cm" svg:y2="3.861cm">
          <text:p/>
        </draw:line>
        <draw:line draw:style-name="gr11" draw:text-style-name="P1" draw:layer="layout" svg:x1="21.878cm" svg:y1="3.861cm" svg:x2="22.06cm" svg:y2="3.861cm">
          <text:p/>
        </draw:line>
        <draw:line draw:style-name="gr11" draw:text-style-name="P1" draw:layer="layout" svg:x1="20.578cm" svg:y1="2.431cm" svg:x2="20.578cm" svg:y2="2.171cm">
          <text:p/>
        </draw:line>
        <draw:line draw:style-name="gr11" draw:text-style-name="P1" draw:layer="layout" svg:x1="18.68cm" svg:y1="1.963cm" svg:x2="18.55cm" svg:y2="1.963cm">
          <text:p/>
        </draw:line>
        <draw:line draw:style-name="gr11" draw:text-style-name="P1" draw:layer="layout" svg:x1="18.706cm" svg:y1="1.755cm" svg:x2="18.186cm" svg:y2="1.755cm">
          <text:p/>
        </draw:line>
        <draw:custom-shape draw:style-name="gr14" draw:text-style-name="P3" draw:layer="layout" svg:width="0.35cm" svg:height="0.35cm" draw:transform="rotate (-0.00226892802759273) translate (18.669cm 1.69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19.148cm" svg:y1="1.885cm" svg:x2="19.018cm" svg:y2="1.885cm">
          <text:p/>
        </draw:line>
        <draw:line draw:style-name="gr11" draw:text-style-name="P1" draw:layer="layout" svg:x1="19.148cm" svg:y1="1.885cm" svg:x2="19.148cm" svg:y2="2.171cm">
          <text:p/>
        </draw:line>
        <draw:custom-shape draw:style-name="gr14" draw:text-style-name="P3" draw:layer="layout" svg:width="0.052cm" svg:height="0.052cm" svg:x="19.123cm" svg:y="2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29cm" svg:height="0.214cm" svg:x="23.334cm" svg:y="1.932cm">
          <text:p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5" draw:layer="layout" svg:width="0.286cm" svg:height="0.645cm" svg:x="23.405cm" svg:y="1.682cm">
          <draw:text-box>
            <text:p>»</text:p>
          </draw:text-box>
        </draw:frame>
        <draw:line draw:style-name="gr31" draw:text-style-name="P1" draw:layer="layout" svg:x1="23.412cm" svg:y1="2.02cm" svg:x2="22.71cm" svg:y2="2.02cm">
          <text:p/>
        </draw:line>
        <draw:line draw:style-name="gr31" draw:text-style-name="P1" draw:layer="layout" svg:x1="24.4cm" svg:y1="2.02cm" svg:x2="23.724cm" svg:y2="2.02cm">
          <text:p/>
        </draw:line>
        <draw:line draw:style-name="gr31" draw:text-style-name="P1" draw:layer="layout" svg:x1="24.4cm" svg:y1="2.015cm" svg:x2="24.4cm" svg:y2="2.821cm">
          <text:p/>
        </draw:line>
        <draw:line draw:style-name="gr31" draw:text-style-name="P1" draw:layer="layout" svg:x1="24.192cm" svg:y1="2.821cm" svg:x2="25.986cm" svg:y2="2.821cm">
          <text:p/>
        </draw:line>
        <draw:line draw:style-name="gr31" draw:text-style-name="P1" draw:layer="layout" svg:x1="23.542cm" svg:y1="1.708cm" svg:x2="23.542cm" svg:y2="1.942cm">
          <text:p/>
        </draw:line>
        <draw:line draw:style-name="gr31" draw:text-style-name="P1" draw:layer="layout" svg:x1="23.542cm" svg:y1="1.708cm" svg:x2="22.294cm" svg:y2="1.708cm">
          <text:p/>
        </draw:line>
        <draw:frame draw:style-name="gr12" draw:text-style-name="P5" draw:layer="layout" svg:width="1.222cm" svg:height="0.645cm" svg:x="21.254cm" svg:y="1.349cm">
          <draw:text-box>
            <text:p>byte</text:p>
          </draw:text-box>
        </draw:frame>
        <draw:line draw:style-name="gr31" draw:text-style-name="P1" draw:layer="layout" svg:x1="22.71cm" svg:y1="2.821cm" svg:x2="22.71cm" svg:y2="2.015cm">
          <text:p/>
        </draw:line>
        <draw:line draw:style-name="gr31" draw:text-style-name="P1" draw:layer="layout" svg:x1="22.71cm" svg:y1="2.821cm" svg:x2="22.918cm" svg:y2="2.821cm">
          <text:p/>
        </draw:line>
        <draw:line draw:style-name="gr11" draw:text-style-name="P1" draw:layer="layout" svg:x1="21.41cm" svg:y1="1.261cm" svg:x2="21.41cm" svg:y2="2.951cm">
          <text:p/>
        </draw:line>
        <draw:line draw:style-name="gr11" draw:text-style-name="P1" draw:layer="layout" svg:x1="21.41cm" svg:y1="1.261cm" svg:x2="25.986cm" svg:y2="1.261cm">
          <text:p/>
        </draw:line>
        <draw:custom-shape draw:style-name="gr14" draw:text-style-name="P3" draw:layer="layout" svg:width="0.052cm" svg:height="0.052cm" svg:x="21.384cm" svg:y="2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52cm" svg:height="0.052cm" svg:x="18.16cm" svg:y="1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15cm" svg:y1="1.391cm" svg:x2="18.186cm" svg:y2="1.391cm">
          <text:p/>
        </draw:line>
        <draw:line draw:style-name="gr11" draw:text-style-name="P1" draw:layer="layout" svg:x1="21.15cm" svg:y1="1.001cm" svg:x2="21.15cm" svg:y2="2.249cm">
          <text:p/>
        </draw:line>
        <draw:line draw:style-name="gr11" draw:text-style-name="P1" draw:layer="layout" svg:x1="23.516cm" svg:y1="2.249cm" svg:x2="21.15cm" svg:y2="2.249cm">
          <text:p/>
        </draw:line>
        <draw:line draw:style-name="gr11" draw:text-style-name="P1" draw:layer="layout" svg:x1="23.516cm" svg:y1="2.249cm" svg:x2="23.516cm" svg:y2="2.405cm">
          <text:p/>
        </draw:line>
        <draw:custom-shape draw:style-name="gr14" draw:text-style-name="P3" draw:layer="layout" svg:width="0.052cm" svg:height="0.052cm" svg:x="21.125cm" svg:y="1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05cm" svg:height="0.645cm" svg:x="17.084cm" svg:y="20.505cm">
          <draw:text-box>
            <text:p>rst</text:p>
          </draw:text-box>
        </draw:frame>
        <draw:custom-shape draw:style-name="gr34" draw:text-style-name="P4" draw:layer="layout" svg:width="12.923cm" svg:height="4.785cm" svg:x="14.017cm" svg:y="15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3.238cm" svg:height="1.199cm" svg:x="14.416cm" svg:y="16.184cm">
          <draw:text-box>
            <text:p text:style-name="P13"><text:span text:style-name="T8">word_2_</text:span><text:span text:style-name="T9">byte</text:span></text:p>
          </draw:text-box>
        </draw:frame>
        <draw:custom-shape draw:style-name="gr2" draw:text-style-name="P2" draw:layer="layout" svg:width="1.27cm" svg:height="1.588cm" svg:x="22.917cm" svg:y="17.233cm">
          <text:p text:style-name="P2">W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3.235cm 18.1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27cm" svg:height="1.588cm" svg:x="19.974cm" svg:y="17.229cm">
          <text:p text:style-name="P2">VL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20.292cm 18.1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6" draw:layer="layout" svg:width="0.85cm" svg:height="0.489cm" svg:x="23.169cm" svg:y="17.09cm">
          <draw:text-box>
            <text:p><text:span text:style-name="T1">en</text:span></text:p>
          </draw:text-box>
        </draw:frame>
        <draw:frame draw:style-name="gr13" draw:text-style-name="P6" draw:layer="layout" svg:width="0.9cm" svg:height="0.489cm" svg:x="20.24cm" svg:y="18.479cm">
          <draw:text-box>
            <text:p><text:span text:style-name="T1">rst</text:span></text:p>
          </draw:text-box>
        </draw:frame>
        <draw:frame draw:style-name="gr13" draw:text-style-name="P6" draw:layer="layout" svg:width="0.85cm" svg:height="0.489cm" svg:x="20.24cm" svg:y="17.079cm">
          <draw:text-box>
            <text:p><text:span text:style-name="T1">en</text:span></text:p>
          </draw:text-box>
        </draw:frame>
        <draw:frame draw:style-name="gr12" draw:text-style-name="P5" draw:layer="layout" svg:width="1.978cm" svg:height="0.645cm" svg:x="14.803cm" svg:y="17.263cm">
          <draw:text-box>
            <text:p>clk_ticks</text:p>
          </draw:text-box>
        </draw:frame>
        <draw:frame draw:style-name="gr13" draw:text-style-name="P6" draw:layer="layout" svg:width="0.9cm" svg:height="0.489cm" svg:x="23.2cm" svg:y="18.427cm">
          <draw:text-box>
            <text:p><text:span text:style-name="T1">rst</text:span></text:p>
          </draw:text-box>
        </draw:frame>
        <draw:line draw:style-name="gr1" draw:text-style-name="P1" draw:layer="layout" svg:x1="16.445cm" svg:y1="17.551cm" svg:x2="16.66cm" svg:y2="17.551cm">
          <text:p/>
        </draw:line>
        <draw:line draw:style-name="gr11" draw:text-style-name="P1" draw:layer="layout" svg:x1="19.724cm" svg:y1="17.448cm" svg:x2="19.974cm" svg:y2="17.449cm">
          <text:p/>
        </draw:line>
        <draw:frame draw:style-name="gr12" draw:text-style-name="P5" draw:layer="layout" svg:width="0.215cm" svg:height="0.645cm" svg:x="19.509cm" svg:y="17.127cm">
          <draw:text-box>
            <text:p>1</text:p>
          </draw:text-box>
        </draw:frame>
        <draw:custom-shape draw:style-name="gr20" draw:text-style-name="P2" draw:layer="layout" svg:width="1.77cm" svg:height="1.588cm" svg:x="16.647cm" svg:y="17.224cm">
          <text:p text:style-name="P2">B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12cm" svg:height="0.318cm" draw:transform="rotate (-1.58772602053924) translate (16.965cm 18.1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6" draw:layer="layout" svg:width="1.142cm" svg:height="0.727cm" svg:x="16.703cm" svg:y="17.063cm">
          <draw:text-box>
            <text:p><text:span text:style-name="T1">count</text:span></text:p>
          </draw:text-box>
        </draw:frame>
        <draw:frame draw:style-name="gr21" draw:text-style-name="P6" draw:layer="layout" svg:width="0.786cm" svg:height="0.727cm" svg:x="17.167cm" svg:y="18.456cm">
          <draw:text-box>
            <text:p><text:span text:style-name="T1">rst</text:span></text:p>
          </draw:text-box>
        </draw:frame>
        <draw:line draw:style-name="gr11" draw:text-style-name="P1" draw:layer="layout" svg:x1="17.25cm" svg:y1="16.99cm" svg:x2="17.247cm" svg:y2="17.252cm">
          <text:p/>
        </draw:line>
        <draw:line draw:style-name="gr11" draw:text-style-name="P1" draw:layer="layout" svg:x1="17.56cm" svg:y1="18.813cm" svg:x2="17.562cm" svg:y2="20.59cm">
          <text:p/>
        </draw:line>
        <draw:line draw:style-name="gr11" draw:text-style-name="P1" draw:layer="layout" svg:x1="18.004cm" svg:y1="16.756cm" svg:x2="18.001cm" svg:y2="17.252cm">
          <text:p/>
        </draw:line>
        <draw:frame draw:style-name="gr33" draw:text-style-name="P6" draw:layer="layout" svg:width="0.928cm" svg:height="0.571cm" svg:x="17.559cm" svg:y="17.07cm">
          <draw:text-box>
            <text:p><text:span text:style-name="T1">set</text:span></text:p>
          </draw:text-box>
        </draw:frame>
        <draw:line draw:style-name="gr11" draw:text-style-name="P1" draw:layer="layout" svg:x1="14.52cm" svg:y1="16.99cm" svg:x2="17.64cm" svg:y2="16.99cm">
          <text:p/>
        </draw:line>
        <draw:line draw:style-name="gr11" draw:text-style-name="P1" draw:layer="layout" svg:x1="20.627cm" svg:y1="19.072cm" svg:x2="17.56cm" svg:y2="19.073cm">
          <text:p/>
        </draw:line>
        <draw:line draw:style-name="gr11" draw:text-style-name="P1" draw:layer="layout" svg:x1="18.417cm" svg:y1="17.772cm" svg:x2="18.68cm" svg:y2="17.77cm">
          <text:p/>
        </draw:line>
        <draw:line draw:style-name="gr11" draw:text-style-name="P1" draw:layer="layout" svg:x1="18.001cm" svg:y1="16.992cm" svg:x2="20.575cm" svg:y2="16.992cm">
          <text:p/>
        </draw:line>
        <draw:line draw:style-name="gr11" draw:text-style-name="P1" draw:layer="layout" svg:x1="20.628cm" svg:y1="18.813cm" svg:x2="20.627cm" svg:y2="18.942cm">
          <text:p/>
        </draw:line>
        <draw:line draw:style-name="gr11" draw:text-style-name="P1" draw:layer="layout" svg:x1="23.591cm" svg:y1="19.072cm" svg:x2="20.628cm" svg:y2="19.073cm">
          <text:p/>
        </draw:line>
        <draw:line draw:style-name="gr11" draw:text-style-name="P1" draw:layer="layout" svg:x1="23.592cm" svg:y1="18.813cm" svg:x2="23.591cm" svg:y2="19.072cm">
          <text:p/>
        </draw:line>
        <draw:custom-shape draw:style-name="gr14" draw:text-style-name="P3" draw:layer="layout" svg:width="0.052cm" svg:height="0.052cm" svg:x="17.536cm" svg:y="1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1.407cm" svg:y1="18.942cm" svg:x2="20.627cm" svg:y2="18.942cm">
          <text:p/>
        </draw:line>
        <draw:line draw:style-name="gr11" draw:text-style-name="P1" draw:layer="layout" svg:x1="21.875cm" svg:y1="18.942cm" svg:x2="22.057cm" svg:y2="18.942cm">
          <text:p/>
        </draw:line>
        <draw:line draw:style-name="gr11" draw:text-style-name="P1" draw:layer="layout" svg:x1="22.057cm" svg:y1="18.942cm" svg:x2="22.057cm" svg:y2="19.072cm">
          <text:p/>
        </draw:line>
        <draw:line draw:style-name="gr11" draw:text-style-name="P1" draw:layer="layout" svg:x1="21.407cm" svg:y1="18.942cm" svg:x2="21.407cm" svg:y2="18.812cm">
          <text:p/>
        </draw:line>
        <draw:line draw:style-name="gr11" draw:text-style-name="P1" draw:layer="layout" svg:x1="21.589cm" svg:y1="18.812cm" svg:x2="21.407cm" svg:y2="18.812cm">
          <text:p/>
        </draw:line>
        <draw:custom-shape draw:style-name="gr15" draw:text-style-name="P3" draw:layer="layout" svg:width="0.35cm" svg:height="0.35cm" draw:transform="rotate (-0.00366519142918811) translate (21.578cm 18.618cm)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4" draw:text-style-name="P3" draw:layer="layout" svg:width="0.052cm" svg:height="0.052cm" svg:x="22.032cm" svg:y="1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45cm" svg:y1="17.77cm" svg:x2="21.251cm" svg:y2="17.772cm">
          <text:p/>
        </draw:line>
        <draw:line draw:style-name="gr11" draw:text-style-name="P1" draw:layer="layout" svg:x1="21.875cm" svg:y1="18.682cm" svg:x2="22.19cm" svg:y2="18.68cm">
          <text:p/>
        </draw:line>
        <draw:line draw:style-name="gr11" draw:text-style-name="P1" draw:layer="layout" svg:x1="20.575cm" svg:y1="17.252cm" svg:x2="20.578cm" svg:y2="16.08cm">
          <text:p/>
        </draw:line>
        <draw:line draw:style-name="gr11" draw:text-style-name="P1" draw:layer="layout" svg:x1="19.148cm" svg:y1="16.99cm" svg:x2="19.148cm" svg:y2="20.59cm">
          <text:p/>
        </draw:line>
        <draw:custom-shape draw:style-name="gr14" draw:text-style-name="P3" draw:layer="layout" svg:width="0.052cm" svg:height="0.052cm" svg:x="19.12cm" svg:y="1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29cm" svg:height="0.214cm" svg:x="24.621cm" svg:y="16.127cm">
          <text:p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2" draw:text-style-name="P5" draw:layer="layout" svg:width="0.286cm" svg:height="0.645cm" svg:x="24.692cm" svg:y="15.877cm">
          <draw:text-box>
            <text:p>»</text:p>
          </draw:text-box>
        </draw:frame>
        <draw:line draw:style-name="gr31" draw:text-style-name="P1" draw:layer="layout" svg:x1="24.686cm" svg:y1="16.21cm" svg:x2="23.984cm" svg:y2="16.21cm">
          <text:p/>
        </draw:line>
        <draw:line draw:style-name="gr31" draw:text-style-name="P1" draw:layer="layout" svg:x1="25.206cm" svg:y1="16.21cm" svg:x2="24.998cm" svg:y2="16.21cm">
          <text:p/>
        </draw:line>
        <draw:line draw:style-name="gr31" draw:text-style-name="P1" draw:layer="layout" svg:x1="25.206cm" svg:y1="16.21cm" svg:x2="25.206cm" svg:y2="17.64cm">
          <text:p/>
        </draw:line>
        <draw:line draw:style-name="gr31" draw:text-style-name="P1" draw:layer="layout" svg:x1="24.189cm" svg:y1="17.642cm" svg:x2="25.983cm" svg:y2="17.642cm">
          <text:p/>
        </draw:line>
        <draw:frame draw:style-name="gr12" draw:text-style-name="P5" draw:layer="layout" svg:width="1.222cm" svg:height="0.645cm" svg:x="24.92cm" svg:y="18.498cm">
          <draw:text-box>
            <text:p>byte</text:p>
          </draw:text-box>
        </draw:frame>
        <draw:line draw:style-name="gr31" draw:text-style-name="P1" draw:layer="layout" svg:x1="23.932cm" svg:y1="16.86cm" svg:x2="24.322cm" svg:y2="16.86cm">
          <text:p/>
        </draw:line>
        <draw:line draw:style-name="gr31" draw:text-style-name="P1" draw:layer="layout" svg:x1="22.658cm" svg:y1="17.64cm" svg:x2="22.915cm" svg:y2="17.642cm">
          <text:p/>
        </draw:line>
        <draw:frame draw:style-name="gr35" draw:text-style-name="P5" draw:layer="layout" svg:width="1.975cm" svg:height="0.687cm" svg:x="18.212cm" svg:y="20.515cm">
          <draw:text-box>
            <text:p>set_word</text:p>
          </draw:text-box>
        </draw:frame>
        <draw:frame draw:style-name="gr35" draw:text-style-name="P5" draw:layer="layout" svg:width="1.975cm" svg:height="0.687cm" svg:x="14.053cm" svg:y="20.526cm">
          <draw:text-box>
            <text:p>shift</text:p>
          </draw:text-box>
        </draw:frame>
        <draw:line draw:style-name="gr11" draw:text-style-name="P1" draw:layer="layout" svg:x1="14.52cm" svg:y1="16.99cm" svg:x2="14.52cm" svg:y2="20.59cm">
          <text:p/>
        </draw:line>
        <draw:line draw:style-name="gr11" draw:text-style-name="P1" draw:layer="layout" svg:x1="18.68cm" svg:y1="19.746cm" svg:x2="18.681cm" svg:y2="17.77cm">
          <text:p/>
        </draw:line>
        <draw:line draw:style-name="gr11" draw:text-style-name="P1" draw:layer="layout" svg:x1="18.68cm" svg:y1="19.746cm" svg:x2="20.396cm" svg:y2="19.746cm">
          <text:p/>
        </draw:line>
        <draw:custom-shape draw:style-name="gr14" draw:text-style-name="P3" draw:layer="layout" svg:width="0.052cm" svg:height="0.052cm" svg:x="20.344cm" svg:y="1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148cm" svg:y1="19.902cm" svg:x2="20.344cm" svg:y2="19.902cm">
          <text:p/>
        </draw:line>
        <draw:custom-shape draw:style-name="gr14" draw:text-style-name="P3" draw:layer="layout" svg:width="0.052cm" svg:height="0.052cm" svg:x="19.122cm" svg:y="1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0.396cm" svg:y1="19.615cm" svg:x2="14.52cm" svg:y2="19.616cm">
          <text:p/>
        </draw:line>
        <draw:custom-shape draw:style-name="gr14" draw:text-style-name="P3" draw:layer="layout" svg:width="0.052cm" svg:height="0.052cm" svg:x="14.494cm" svg:y="1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19cm" svg:y1="19.746cm" svg:x2="22.191cm" svg:y2="18.68cm">
          <text:p/>
        </draw:line>
        <draw:line draw:style-name="gr11" draw:text-style-name="P1" draw:layer="layout" svg:x1="22.191cm" svg:y1="19.746cm" svg:x2="20.708cm" svg:y2="19.746cm">
          <text:p/>
        </draw:line>
        <draw:custom-shape draw:style-name="gr14" draw:text-style-name="P3" draw:layer="layout" svg:width="0.35cm" svg:height="0.35cm" draw:transform="rotate (-0.00226892802759273) translate (20.398cm 19.57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1" draw:layer="layout" svg:x1="22.451cm" svg:y1="17.77cm" svg:x2="22.45cm" svg:y2="19.59cm">
          <text:p/>
        </draw:line>
        <draw:line draw:style-name="gr11" draw:text-style-name="P1" draw:layer="layout" svg:x1="25.986cm" svg:y1="19.59cm" svg:x2="22.451cm" svg:y2="19.59cm">
          <text:p/>
        </draw:line>
        <draw:line draw:style-name="gr11" draw:text-style-name="P1" draw:layer="layout" svg:x1="17.64cm" svg:y1="16.522cm" svg:x2="17.637cm" svg:y2="16.99cm">
          <text:p/>
        </draw:line>
        <draw:line draw:style-name="gr11" draw:text-style-name="P1" draw:layer="layout" svg:x1="18.005cm" svg:y1="16.756cm" svg:x2="18.264cm" svg:y2="16.756cm">
          <text:p/>
        </draw:line>
        <draw:line draw:style-name="gr11" draw:text-style-name="P1" draw:layer="layout" svg:x1="17.64cm" svg:y1="16.522cm" svg:x2="18.289cm" svg:y2="16.522cm">
          <text:p/>
        </draw:line>
        <draw:custom-shape draw:style-name="gr15" draw:text-style-name="P3" draw:layer="layout" svg:width="0.35cm" svg:height="0.35cm" draw:transform="rotate (-0.00366519142918811) translate (18.222cm 16.458cm)">
          <text:p/>
          <draw:enhanced-geometry svg:viewBox="0 0 21600 21600" draw:mirror-horizontal="tru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1" draw:text-style-name="P1" draw:layer="layout" svg:x1="18.576cm" svg:y1="16.626cm" svg:x2="21.462cm" svg:y2="16.626cm">
          <text:p/>
        </draw:line>
        <draw:line draw:style-name="gr11" draw:text-style-name="P1" draw:layer="layout" svg:x1="21.462cm" svg:y1="17.094cm" svg:x2="21.462cm" svg:y2="16.626cm">
          <text:p/>
        </draw:line>
        <draw:line draw:style-name="gr11" draw:text-style-name="P1" draw:layer="layout" svg:x1="21.462cm" svg:y1="17.094cm" svg:x2="23.49cm" svg:y2="17.094cm">
          <text:p/>
        </draw:line>
        <draw:custom-shape draw:style-name="gr14" draw:text-style-name="P3" draw:layer="layout" svg:width="0.052cm" svg:height="0.052cm" svg:x="17.978cm" svg:y="16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052cm" svg:height="0.052cm" svg:x="17.224cm" svg:y="16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274cm" svg:height="0.645cm" svg:x="24.088cm" svg:y="16.553cm">
          <draw:text-box>
            <text:p>word</text:p>
          </draw:text-box>
        </draw:frame>
        <draw:line draw:style-name="gr31" draw:text-style-name="P1" draw:layer="layout" svg:x1="22.658cm" svg:y1="17.64cm" svg:x2="22.657cm" svg:y2="16.548cm">
          <text:p/>
        </draw:line>
        <draw:line draw:style-name="gr31" draw:text-style-name="P1" draw:layer="layout" svg:x1="23.438cm" svg:y1="16.548cm" svg:x2="22.658cm" svg:y2="16.548cm">
          <text:p/>
        </draw:line>
        <draw:line draw:style-name="gr11" draw:text-style-name="P1" draw:layer="layout" svg:x1="23.672cm" svg:y1="16.08cm" svg:x2="20.579cm" svg:y2="16.08cm">
          <text:p/>
        </draw:line>
        <draw:custom-shape draw:style-name="gr14" draw:text-style-name="P3" draw:layer="layout" svg:width="0.052cm" svg:height="0.052cm" svg:x="20.552cm" svg:y="16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27cm" svg:height="0.635cm" draw:transform="rotate (-1.5688764646177) translate (24.002cm 15.92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5" draw:text-style-name="P5" draw:layer="layout" svg:width="0.635cm" svg:height="1.199cm" svg:x="23.374cm" svg:y="15.995cm">
          <draw:text-box>
            <text:p>0</text:p>
            <text:p>1</text:p>
          </draw:text-box>
        </draw:frame>
        <draw:line draw:style-name="gr11" draw:text-style-name="P1" draw:layer="layout" svg:x1="23.49cm" svg:y1="17.25cm" svg:x2="23.49cm" svg:y2="17.094cm">
          <text:p/>
        </draw:line>
        <draw:line draw:style-name="gr31" draw:text-style-name="P1" draw:layer="layout" svg:x1="8.956cm" svg:y1="12.96cm" svg:x2="7.37cm" svg:y2="12.96cm">
          <text:p/>
        </draw:line>
        <draw:line draw:style-name="gr31" draw:text-style-name="P1" draw:layer="layout" svg:x1="7.916cm" svg:y1="11.92cm" svg:x2="7.916cm" svg:y2="12.96cm">
          <text:p/>
        </draw:line>
        <draw:line draw:style-name="gr31" draw:text-style-name="P1" draw:layer="layout" svg:x1="7.916cm" svg:y1="11.92cm" svg:x2="8.956cm" svg:y2="11.92cm">
          <text:p/>
        </draw:line>
        <draw:frame draw:style-name="gr27" draw:text-style-name="P15" draw:layer="layout" svg:width="1.326cm" svg:height="0.676cm" svg:x="8.8cm" svg:y="11.556cm">
          <draw:text-box>
            <text:p>gpio</text:p>
          </draw:text-box>
        </draw:frame>
        <draw:frame draw:style-name="gr36" draw:text-style-name="P15" draw:layer="layout" svg:width="2.054cm" svg:height="0.728cm" svg:x="8.8cm" svg:y="12.57cm">
          <draw:text-box>
            <text:p>data_out</text:p>
          </draw:text-box>
        </draw:frame>
        <draw:line draw:style-name="gr31" draw:text-style-name="P1" draw:layer="layout" svg:x1="7.084cm" svg:y1="12.96cm" svg:x2="5.498cm" svg:y2="12.96cm">
          <text:p/>
        </draw:line>
        <draw:frame draw:style-name="gr36" draw:text-style-name="P15" draw:layer="layout" svg:width="2.054cm" svg:height="0.728cm" svg:x="4.042cm" svg:y="12.622cm">
          <draw:text-box>
            <text:p>data_in</text:p>
          </draw:text-box>
        </draw:frame>
        <draw:frame draw:style-name="gr37" draw:text-style-name="P15" draw:layer="layout" svg:width="1.612cm" svg:height="0.645cm" svg:x="6.642cm" svg:y="15.768cm">
          <draw:text-box>
            <text:p>mode</text:p>
          </draw:text-box>
        </draw:frame>
        <draw:line draw:style-name="gr11" draw:text-style-name="P1" draw:layer="layout" svg:x1="7.214cm" svg:y1="13.038cm" svg:x2="7.214cm" svg:y2="15.82cm">
          <text:p/>
        </draw:line>
        <draw:custom-shape draw:style-name="gr14" draw:text-style-name="P3" draw:layer="layout" svg:width="0.313cm" svg:height="0.312cm" draw:transform="rotate (-1.57323978774769) translate (7.397cm 12.8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1T17:36:22.941774516</meta:creation-date>
    <dc:date>2022-07-18T16:37:40.167743287</dc:date>
    <meta:editing-duration>PT3H57M43S</meta:editing-duration>
    <meta:editing-cycles>16</meta:editing-cycles>
    <meta:generator>LibreOffice/7.3.4.2$Linux_X86_64 LibreOffice_project/30$Build-2</meta:generator>
    <meta:document-statistic meta:object-count="607"/>
  </office:meta>
</office:document-meta>
</file>